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4" style:family="table-column">
      <style:table-column-properties fo:break-before="auto" style:column-width="0.9701in"/>
    </style:style>
    <style:style style:name="co45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46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1.4417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68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3.3598in"/>
    </style:style>
    <style:style style:name="co43" style:family="table-column">
      <style:table-column-properties fo:break-before="auto" style:column-width="0.9283in"/>
    </style:style>
    <style:style style:name="co52" style:family="table-column">
      <style:table-column-properties fo:break-before="auto" style:column-width="0.7165in"/>
    </style:style>
    <style:style style:name="co53" style:family="table-column">
      <style:table-column-properties fo:break-before="auto" style:column-width="0.6535in"/>
    </style:style>
    <style:style style:name="co54" style:family="table-column">
      <style:table-column-properties fo:break-before="auto" style:column-width="0.5146in"/>
    </style:style>
    <style:style style:name="co55" style:family="table-column">
      <style:table-column-properties fo:break-before="auto" style:column-width="0.4744in"/>
    </style:style>
    <style:style style:name="co56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0.622in"/>
    </style:style>
    <style:style style:name="co61" style:family="table-column">
      <style:table-column-properties fo:break-before="auto" style:column-width="0.4638in"/>
    </style:style>
    <style:style style:name="co62" style:family="table-column">
      <style:table-column-properties fo:break-before="auto" style:column-width="0.4256in"/>
    </style:style>
    <style:style style:name="co63" style:family="table-column">
      <style:table-column-properties fo:break-before="auto" style:column-width="0.6118in"/>
    </style:style>
    <style:style style:name="co64" style:family="table-column">
      <style:table-column-properties fo:break-before="auto" style:column-width="0.8189in"/>
    </style:style>
    <style:style style:name="co65" style:family="table-column">
      <style:table-column-properties fo:break-before="auto" style:column-width="0.7693in"/>
    </style:style>
    <style:style style:name="co66" style:family="table-column">
      <style:table-column-properties fo:break-before="auto" style:column-width="0.5457in"/>
    </style:style>
    <style:style style:name="co67" style:family="table-column">
      <style:table-column-properties fo:break-before="auto" style:column-width="0.5165in"/>
    </style:style>
    <style:style style:name="co69" style:family="table-column">
      <style:table-column-properties fo:break-before="auto" style:column-width="0.7591in"/>
    </style:style>
    <style:style style:name="co70" style:family="table-column">
      <style:table-column-properties fo:break-before="auto" style:column-width="0.5374in"/>
    </style:style>
    <style:style style:name="co71" style:family="table-column">
      <style:table-column-properties fo:break-before="auto" style:column-width="0.3819in"/>
    </style:style>
    <style:style style:name="co72" style:family="table-column">
      <style:table-column-properties fo:break-before="auto" style:column-width="1.7508in"/>
    </style:style>
    <style:style style:name="co73" style:family="table-column">
      <style:table-column-properties fo:break-before="auto" style:column-width="1.1791in"/>
    </style:style>
    <style:style style:name="co74" style:family="table-column">
      <style:table-column-properties fo:break-before="auto" style:column-width="0.3217in"/>
    </style:style>
    <style:style style:name="co75" style:family="table-column">
      <style:table-column-properties fo:break-before="auto" style:column-width="0.753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7972in"/>
    </style:style>
    <style:style style:name="co79" style:family="table-column">
      <style:table-column-properties fo:break-before="auto" style:column-width="1.2016in"/>
    </style:style>
    <style:style style:name="ro13" style:family="table-row">
      <style:table-row-properties style:row-height="0.611in" fo:break-before="auto" style:use-optimal-row-height="true"/>
    </style:style>
    <style:style style:name="ro14" style:family="table-row">
      <style:table-row-properties style:row-height="0.361in" fo:break-before="auto" style:use-optimal-row-height="true"/>
    </style:style>
    <style:style style:name="ro15" style:family="table-row">
      <style:table-row-properties style:row-height="0.3193in" fo:break-before="auto" style:use-optimal-row-height="true"/>
    </style:style>
    <style:style style:name="ro16" style:family="table-row">
      <style:table-row-properties style:row-height="0.861in" fo:break-before="auto" style:use-optimal-row-height="true"/>
    </style:style>
    <style:style style:name="ro17" style:family="table-row">
      <style:table-row-properties style:row-height="1.02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694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445in" fo:break-before="auto" style:use-optimal-row-height="true"/>
    </style:style>
    <style:style style:name="ro22" style:family="table-row">
      <style:table-row-properties style:row-height="0.3055in" fo:break-before="auto" style:use-optimal-row-height="true"/>
    </style:style>
    <style:style style:name="ro23" style:family="table-row">
      <style:table-row-properties style:row-height="1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4" style:family="table-row">
      <style:table-row-properties style:row-height="0.3819in" fo:break-before="auto" style:use-optimal-row-height="true"/>
    </style:style>
    <style:style style:name="ro26" style:family="table-row">
      <style:table-row-properties style:row-height="0.1807in" fo:break-before="auto" style:use-optimal-row-height="true"/>
    </style:style>
    <style:style style:name="ro27" style:family="table-row">
      <style:table-row-properties style:row-height="0.1917in" fo:break-before="auto" style:use-optimal-row-height="tru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1346in" fo:break-before="auto" style:use-optimal-row-height="false"/>
    </style:style>
    <style:style style:name="ro32" style:family="table-row">
      <style:table-row-properties style:row-height="0.2173in" fo:break-before="auto" style:use-optimal-row-height="fals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1854in" fo:break-before="auto" style:use-optimal-row-height="tru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3311in" fo:break-before="auto" style:use-optimal-row-height="true"/>
    </style:style>
    <style:style style:name="ro37" style:family="table-row">
      <style:table-row-properties style:row-height="0.5835in" fo:break-before="auto" style:use-optimal-row-height="true"/>
    </style:style>
    <style:style style:name="ro38" style:family="table-row">
      <style:table-row-properties style:row-height="0.3335in" fo:break-before="auto" style:use-optimal-row-height="true"/>
    </style:style>
    <style:style style:name="ro39" style:family="table-row">
      <style:table-row-properties style:row-height="0.6181in" fo:break-before="auto" style:use-optimal-row-height="true"/>
    </style:style>
    <style:style style:name="ro40" style:family="table-row">
      <style:table-row-properties style:row-height="0.0791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658" style:family="table-cell" style:parent-style-name="Default">
      <style:table-cell-properties fo:wrap-option="wrap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4" style:family="table-cell" style:parent-style-name="Default">
      <style:table-cell-properties fo:background-color="transparent" style:vertical-align="middle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3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9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0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0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28" style:family="table-cell" style:parent-style-name="Default">
      <style:table-cell-properties style:vertical-align="middle"/>
      <style:text-properties style:font-name="Arial" fo:font-size="9pt"/>
    </style:style>
    <style:style style:name="ce7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80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8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9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2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29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6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6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6" style:family="table-cell" style:parent-style-name="Default">
      <style:text-properties style:font-name="DejaVu Serif" fo:font-size="9pt" fo:font-style="normal"/>
    </style:style>
    <style:style style:name="ce1007" style:family="table-cell" style:parent-style-name="Default">
      <style:text-properties style:font-name="DejaVu Serif" fo:font-size="9pt"/>
    </style:style>
    <style:style style:name="ce100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3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/>
    </style:style>
    <style:style style:name="ce101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9" style:family="table-cell" style:parent-style-name="Default">
      <style:text-properties style:font-name="DejaVu Serif" fo:font-size="9pt" fo:font-style="normal" fo:font-weight="bold"/>
    </style:style>
    <style:style style:name="ce1020" style:family="table-cell" style:parent-style-name="Default" style:data-style-name="N100">
      <style:table-cell-properties fo:wrap-option="wrap"/>
      <style:text-properties fo:font-weight="bold"/>
    </style:style>
    <style:style style:name="ce103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4" style:family="table-cell" style:parent-style-name="Default" style:data-style-name="N100">
      <style:text-properties fo:font-weight="normal" style:font-weight-asian="normal" style:font-weight-complex="normal"/>
    </style:style>
    <style:style style:name="ce1051" style:family="table-cell" style:parent-style-name="Default" style:data-style-name="N100">
      <style:text-properties fo:font-weight="bold"/>
    </style:style>
    <style:style style:name="ce1094" style:family="table-cell" style:parent-style-name="Default" style:data-style-name="N100">
      <style:text-properties fo:font-weight="bold" style:font-weight-asian="bold" style:font-weight-complex="bold"/>
    </style:style>
    <style:style style:name="ce1095" style:family="table-cell" style:parent-style-name="Default" style:data-style-name="N100">
      <style:text-properties fo:font-weight="normal"/>
    </style:style>
    <style:style style:name="ce109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bold"/>
    </style:style>
    <style:style style:name="ce109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0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style:use-window-font-color="true" fo:font-weight="normal" style:font-weight-asian="normal" style:font-weight-complex="normal"/>
    </style:style>
    <style:style style:name="ce1107" style:family="table-cell" style:parent-style-name="Default">
      <style:text-properties fo:font-weight="bold"/>
    </style:style>
    <style:style style:name="ce1117" style:family="table-cell" style:parent-style-name="Default">
      <style:text-properties fo:color="#ff0000" fo:font-weight="normal"/>
    </style:style>
    <style:style style:name="ce11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4" style:family="table-cell" style:parent-style-name="Default">
      <style:table-cell-properties fo:wrap-option="wrap" style:vertical-align="middle"/>
    </style:style>
    <style:style style:name="ce1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4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3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0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2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3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3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bf0041" loext:opacity="100%"/>
    </style:style>
    <style:style style:name="T12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loext:opacity="100%" fo:font-weight="bold" style:font-weight-asian="bold" style:font-weight-complex="bold"/>
    </style:style>
    <style:style style:name="T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2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3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4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2" style:family="text">
      <style:text-properties fo:color="#ff0000" fo:font-style="italic" style:font-style-asian="italic" style:font-style-complex="italic"/>
    </style:style>
    <style:style style:name="T43" style:family="text">
      <style:text-properties fo:color="#000000"/>
    </style:style>
    <style:style style:name="T4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style:font-name="Arial"/>
    </style:style>
    <style:style style:name="T5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1" style:family="text">
      <style:text-properties fo:color="#bf0041"/>
    </style:style>
    <style:style style:name="T62" style:family="text">
      <style:text-properties fo:color="#ff0000" fo:font-weight="bold" style:font-weight-asian="bold" style:font-weight-complex="bold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16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26">
          <table:table-cell table:style-name="ce105" office:value-type="string" calcext:value-type="string" table:number-columns-spanned="11" table:number-rows-spanned="1">
            <text:p><text:s/>Karakter neve, faja, vallása: Cossoratto Griancar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3" table:number-columns-repeated="4"/>
          <table:table-cell table:style-name="ce450" table:number-columns-repeated="240"/>
        </table:table-row>
        <table:table-row table:style-name="ro26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26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26">
          <table:table-cell table:style-name="ce107" office:value-type="string" calcext:value-type="string" table:number-columns-spanned="11" table:number-rows-spanned="1">
            <text:p> Külső:<text:span text:style-name="T39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0"/>
          <table:covered-table-cell table:style-name="ce519"/>
          <table:covered-table-cell table:style-name="ce394"/>
          <table:covered-table-cell table:number-columns-repeated="4" table:style-name="ce450"/>
          <table:covered-table-cell table:style-name="ce267"/>
          <table:table-cell/>
          <table:table-cell table:style-name="Default"/>
          <table:table-cell table:number-columns-repeated="3"/>
          <table:table-cell table:style-name="ce450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3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26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4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3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11" table:number-columns-spanned="5" table:number-rows-spanned="1"/>
          <table:covered-table-cell table:number-columns-repeated="4" table:style-name="ce394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26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26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3"/>
          <table:table-cell table:style-name="ce509" table:content-validation-name="val39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387" calcext:value-type="float">
            <text:p>387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7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34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752" calcext:value-type="float">
            <text:p>752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6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34" table:content-validation-name="val9"/>
          <table:table-cell table:style-name="ce92" table:content-validation-name="val40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0">Harcmodor képzettségek (Átfogó) </text:span><text:span text:style-name="T41">🅿️</text:span></text:p>
          </table:table-cell>
          <table:covered-table-cell table:style-name="ce237"/>
          <table:covered-table-cell table:style-name="ce247"/>
          <table:covered-table-cell table:style-name="ce311"/>
          <table:covered-table-cell table:style-name="ce528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4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4"/>
          <table:table-cell table:style-name="ce166" office:value-type="string" calcext:value-type="string">
            <text:p>MP</text:p>
          </table:table-cell>
          <table:table-cell table:style-name="ce564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5" table:content-validation-name="val49"/>
          <table:table-cell table:style-name="ce233" table:content-validation-name="val56" table:formula="of:=[.$J16]+ROUNDDOWN([$Harcértékek.$I$3]/10)" office:value-type="float" office:value="10" calcext:value-type="float">
            <text:p>10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76" calcext:value-type="float">
            <text:p>76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5" table:content-validation-name="val49"/>
          <table:table-cell table:style-name="ce233" table:content-validation-name="val56" table:formula="of:=[.$J17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ce515"/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0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5" table:content-validation-name="val49"/>
          <table:table-cell table:style-name="ce233" table:content-validation-name="val56" table:formula="of:=[.$J18]+ROUNDDOWN([$Harcértékek.$I$3]/10)" office:value-type="float" office:value="10" calcext:value-type="float">
            <text:p>10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0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5" table:content-validation-name="val49"/>
          <table:table-cell table:style-name="ce233" table:content-validation-name="val56" table:formula="of:=[.$J19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0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5" table:content-validation-name="val50"/>
          <table:table-cell table:style-name="ce233" table:content-validation-name="val56" table:formula="of:=[.$J20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0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5" table:content-validation-name="val50"/>
          <table:table-cell table:style-name="ce233" table:content-validation-name="val56" table:formula="of:=[.$J21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0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5" table:content-validation-name="val50"/>
          <table:table-cell table:style-name="ce233" table:content-validation-name="val56" table:formula="of:=[.$J22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25" calcext:value-type="float">
            <text:p>125</text:p>
          </table:table-cell>
          <table:table-cell table:style-name="ce281" table:formula="of:=([.$M22]/[.$E$13])*100" office:value-type="float" office:value="16.6223404255319" calcext:value-type="float">
            <text:p>16.62</text:p>
          </table:table-cell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0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5" table:content-validation-name="val50"/>
          <table:table-cell table:style-name="ce233" table:content-validation-name="val56" table:formula="of:=[.$J23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6" table:formula="of:=SUM([.K16:.K23])" office:value-type="float" office:value="152" calcext:value-type="float">
            <text:p>152</text:p>
          </table:table-cell>
          <table:table-cell table:style-name="ce281" table:formula="of:=([.$M23]/[.$E$13])*100" office:value-type="float" office:value="20.2127659574468" calcext:value-type="float">
            <text:p>20.21</text:p>
          </table:table-cell>
          <table:table-cell table:style-name="Default" table:number-columns-repeated="2"/>
          <table:table-cell table:style-name="ce279"/>
          <table:table-cell table:style-name="ce62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0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4"/>
          <table:covered-table-cell table:style-name="ce528"/>
          <table:table-cell table:content-validation-name="val58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39" calcext:value-type="float">
            <text:p>139</text:p>
          </table:table-cell>
          <table:table-cell table:style-name="ce281" table:formula="of:=([.$M24]/[.$E$13])*100" office:value-type="float" office:value="18.4840425531915" calcext:value-type="float">
            <text:p>18.48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90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45" calcext:value-type="float">
            <text:p>45</text:p>
          </table:table-cell>
          <table:table-cell table:style-name="ce281" table:formula="of:=([.$M25]/[.$E$13])*100" office:value-type="float" office:value="5.98404255319149" calcext:value-type="float">
            <text:p>5.98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4"/>
          <table:table-cell table:style-name="ce52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4"/>
          <table:covered-table-cell table:style-name="ce248"/>
          <table:table-cell table:style-name="ce56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30" calcext:value-type="float">
            <text:p>30</text:p>
          </table:table-cell>
          <table:table-cell table:style-name="ce281" table:formula="of:=([.$M26]/[.$E$13])*100" office:value-type="float" office:value="3.98936170212766" calcext:value-type="float">
            <text:p>3.99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61" calcext:value-type="float">
            <text:p>261</text:p>
          </table:table-cell>
          <table:table-cell table:style-name="ce281" table:formula="of:=([.$M27]/[.$E$13])*100" office:value-type="float" office:value="34.7074468085106" calcext:value-type="float">
            <text:p>34.71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8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8" table:content-validation-name="val20"/>
          <table:table-cell table:style-name="ce529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94" table:number-columns-spanned="5" table:number-rows-spanned="1"/>
          <table:covered-table-cell table:number-columns-repeated="4" table:style-name="ce394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752" calcext:value-type="float">
            <text:p>752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7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3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3"/>
          <table:table-cell table:style-name="ce519" table:number-columns-repeated="2"/>
          <table:table-cell table:style-name="ce283" table:number-columns-repeated="238"/>
        </table:table-row>
        <table:table-row table:style-name="ro1">
          <table:table-cell table:style-name="ce40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7" table:content-validation-name="val21" office:value-type="float" office:value="4" calcext:value-type="float">
            <text:p>4</text:p>
          </table:table-cell>
          <table:table-cell table:style-name="ce510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7" table:content-validation-name="val22" office:value-type="float" office:value="1" calcext:value-type="float">
            <text:p>1</text:p>
          </table:table-cell>
          <table:table-cell table:style-name="ce510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7" table:content-validation-name="val23" office:value-type="float" office:value="2" calcext:value-type="float">
            <text:p>2</text:p>
          </table:table-cell>
          <table:table-cell table:style-name="ce510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7" table:content-validation-name="val24" office:value-type="float" office:value="2" calcext:value-type="float">
            <text:p>2</text:p>
          </table:table-cell>
          <table:table-cell table:style-name="ce510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0" office:value-type="float" office:value="3" calcext:value-type="float">
            <text:p>3</text:p>
          </table:table-cell>
          <table:table-cell table:style-name="ce51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4"/>
          <table:covered-table-cell table:style-name="ce248"/>
          <table:table-cell table:style-name="ce56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51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10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10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10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5"/>
          <table:table-cell table:style-name="ce510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450" table:number-columns-repeated="5"/>
          <table:table-cell table:style-name="ce62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50" table:number-columns-repeated="3"/>
          <table:table-cell table:style-name="ce519" table:number-columns-repeated="2"/>
          <table:table-cell table:style-name="ce283" table:number-columns-repeated="238"/>
        </table:table-row>
        <table:table-row table:style-name="ro1">
          <table:table-cell table:style-name="ce40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510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5" office:value-type="float" office:value="2" calcext:value-type="float">
            <text:p>2</text:p>
          </table:table-cell>
          <table:table-cell table:style-name="ce51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8" table:content-validation-name="val25"/>
          <table:table-cell table:style-name="ce510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51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10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10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10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5"/>
          <table:table-cell table:style-name="ce510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45" calcext:value-type="float">
            <text:p>4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4"/>
          <table:covered-table-cell table:style-name="ce52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05" calcext:value-type="float" table:number-columns-spanned="2" table:number-rows-spanned="1">
            <text:p>10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3"/>
          <table:table-cell table:style-name="ce180" table:formula="of:=([.$D$54]/[.$E$11])" office:value-type="percentage" office:value="0.119318181818182" calcext:value-type="percentage" table:number-columns-spanned="2" table:number-rows-spanned="1">
            <text:p>(Össz KP 12%-a)</text:p>
          </table:table-cell>
          <table:covered-table-cell table:style-name="ce52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9" table:content-validation-name="val28" office:value-type="float" office:value="2" calcext:value-type="float">
            <text:p>2</text:p>
          </table:table-cell>
          <table:table-cell table:style-name="ce79" table:content-validation-name="val37"/>
          <table:table-cell table:style-name="ce148" table:content-validation-name="val43" office:value-type="float" office:value="5" calcext:value-type="float">
            <text:p>5</text:p>
          </table:table-cell>
          <table:table-cell/>
          <table:table-cell table:style-name="ce559" table:content-validation-name="val44" office:value-type="string" calcext:value-type="string">
            <text:p>Történelemism:[<text:span text:style-name="T42">saját régió</text:span><text:span text:style-name="T43">]</text:span></text:p>
          </table:table-cell>
          <table:table-cell table:style-name="ce572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 office:value-type="float" office:value="10" calcext:value-type="float">
            <text:p>10</text:p>
          </table:table-cell>
          <table:table-cell/>
          <table:table-cell table:style-name="ce559" table:content-validation-name="val45" office:value-type="string" calcext:value-type="string">
            <text:p>Vallásism – [<text:span text:style-name="T42">saját pantheon</text:span><text:span text:style-name="T43">]</text:span></text:p>
          </table:table-cell>
          <table:table-cell table:style-name="ce572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rombolá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Átdobá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 office:value-type="float" office:value="5" calcext:value-type="float">
            <text:p>5</text:p>
          </table:table-cell>
          <table:table-cell/>
          <table:table-cell table:style-name="ce559" table:content-validation-name="val46" office:value-type="string" calcext:value-type="string">
            <text:p>Helyismeret: [<text:span text:style-name="T42">saját város</text:span>]</text:p>
          </table:table-cell>
          <table:table-cell table:style-name="ce572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559" table:content-validation-name="val47" office:value-type="string" calcext:value-type="string">
            <text:p>Nyelvismeret – shadoni</text:p>
          </table:table-cell>
          <table:table-cell table:style-name="ce572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6" table:content-validation-name="val28"/>
          <table:table-cell table:style-name="ce506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44">Nyelvismeret – </text:span><text:span text:style-name="T45">pyar,közös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26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387" calcext:value-type="float">
            <text:p>387</text:p>
          </table:table-cell>
          <table:table-cell table:style-name="ce65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6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105" calcext:value-type="float">
            <text:p>105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6">Ostromlövészet </text:span><text:span text:style-name="T47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7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0" table:content-validation-name="val59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office:value-type="string" calcext:value-type="string" table:number-columns-spanned="3" table:number-rows-spanned="1">
            <text:p>Nyelvismeret – kyr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3" calcext:value-type="float">
            <text:p>3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6" calcext:value-type="float">
            <text:p>6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13" calcext:value-type="float">
            <text:p>13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0" table:content-validation-name="val59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510" table:content-validation-name="val64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10" table:content-validation-name="val65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59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3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10" table:content-validation-name="val66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59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59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6"/>
          <table:table-cell table:style-name="ce6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6"/>
          <table:table-cell table:style-name="ce6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6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394"/>
        <table:table-column table:style-name="co37" table:default-cell-style-name="ce394"/>
        <table:table-column table:style-name="co38" table:default-cell-style-name="ce394"/>
        <table:table-column table:style-name="co39" table:default-cell-style-name="ce394"/>
        <table:table-column table:style-name="co40" table:number-columns-repeated="2" table:default-cell-style-name="ce394"/>
        <table:table-column table:style-name="co41" table:number-columns-repeated="3" table:default-cell-style-name="ce394"/>
        <table:table-column table:style-name="co42" table:default-cell-style-name="ce394"/>
        <table:table-column table:style-name="co12" table:number-columns-repeated="3" table:default-cell-style-name="ce394"/>
        <table:table-column table:style-name="co43" table:default-cell-style-name="ce394"/>
        <table:table-column table:style-name="co12" table:number-columns-repeated="242" table:default-cell-style-name="ce3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6"/>
          <table:covered-table-cell table:number-columns-repeated="2"/>
          <table:table-cell table:number-columns-repeated="247"/>
        </table:table-row>
        <table:table-row table:style-name="ro28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29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29" table:content-validation-name="val91" office:value-type="string" calcext:value-type="string">
            <text:p>Módosítók</text:p>
          </table:table-cell>
          <table:table-cell table:style-name="ce729" table:content-validation-name="val97" office:value-type="string" calcext:value-type="string">
            <text:p>Összesen</text:p>
          </table:table-cell>
          <table:table-cell/>
          <table:table-cell table:style-name="ce85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25" calcext:value-type="float">
            <text:p>25 HM</text:p>
          </table:table-cell>
          <table:table-cell table:number-columns-repeated="247"/>
        </table:table-row>
        <table:table-row table:style-name="ro26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73" table:content-validation-name="val83" office:value-type="float" office:value="10" calcext:value-type="float">
            <text:p>10</text:p>
          </table:table-cell>
          <table:table-cell table:style-name="ce773" table:content-validation-name="val92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877" table:content-validation-name="val98" table:formula="of:=[.C4]+[.D4]" office:value-type="float" office:value="17" calcext:value-type="float">
            <text:p>17</text:p>
          </table:table-cell>
          <table:table-cell/>
          <table:table-cell table:style-name="ce85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29" table:content-validation-name="val121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26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0" calcext:value-type="float">
            <text:p>10</text:p>
          </table:table-cell>
          <table:table-cell table:style-name="ce773" table:content-validation-name="val83" office:value-type="float" office:value="20" calcext:value-type="float">
            <text:p>20</text:p>
          </table:table-cell>
          <table:table-cell table:style-name="ce773" table:content-validation-name="val93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877" table:content-validation-name="val99" table:formula="of:=[.C5]+[.B5]+[.D5]" office:value-type="float" office:value="38" calcext:value-type="float">
            <text:p>3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6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5" calcext:value-type="float">
            <text:p>15</text:p>
          </table:table-cell>
          <table:table-cell table:style-name="ce773" table:content-validation-name="val83" office:value-type="float" office:value="120" calcext:value-type="float">
            <text:p>120</text:p>
          </table:table-cell>
          <table:table-cell table:style-name="ce773" table:content-validation-name="val94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877" table:content-validation-name="val100" table:formula="of:=[.C6]+[.B6]+[.D6]"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5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26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7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877" table:content-validation-name="val101" table:formula="of:=[.C8]+[.B8]+[.D8]" office:value-type="float" office:value="-28" calcext:value-type="float">
            <text:p>-28</text:p>
          </table:table-cell>
          <table:table-cell/>
          <table:table-cell table:style-name="ce85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29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2" calcext:value-type="float">
            <text:p>2</text:p>
          </table:table-cell>
          <table:table-cell/>
          <table:table-cell table:style-name="ce850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125" calcext:value-type="float">
            <text:p>125 KP</text:p>
          </table:table-cell>
          <table:table-cell/>
          <table:table-cell table:style-name="ce85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5" calcext:value-type="float">
            <text:p>5 HM</text:p>
          </table:table-cell>
          <table:table-cell table:number-columns-repeated="247"/>
        </table:table-row>
        <table:table-row table:style-name="ro1">
          <table:table-cell table:style-name="ce697"/>
          <table:table-cell table:style-name="ce697" table:number-columns-spanned="6" table:number-rows-spanned="1"/>
          <table:covered-table-cell table:number-columns-repeated="5" table:style-name="ce697"/>
          <table:table-cell table:style-name="ce697" table:number-columns-repeated="249"/>
        </table:table-row>
        <table:table-row table:style-name="ro29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0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80" table:content-validation-name="val85" office:value-type="string" calcext:value-type="string">
            <text:p>Szint</text:p>
          </table:table-cell>
          <table:table-cell table:style-name="ce780" office:value-type="string" calcext:value-type="string">
            <text:p>KÉ</text:p>
          </table:table-cell>
          <table:table-cell table:style-name="ce780" office:value-type="string" calcext:value-type="string">
            <text:p>TÉ/CÉ</text:p>
          </table:table-cell>
          <table:table-cell table:style-name="ce780" office:value-type="string" calcext:value-type="string">
            <text:p>VÉ</text:p>
          </table:table-cell>
          <table:table-cell table:style-name="ce780" table:content-validation-name="val107" office:value-type="string" calcext:value-type="string">
            <text:p>Sebesség</text:p>
          </table:table-cell>
          <table:table-cell table:style-name="ce78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8" calcext:value-type="float">
            <text:p>8</text:p>
          </table:table-cell>
          <table:table-cell table:style-name="ce348" table:content-validation-name="val35" table:formula="of:=VLOOKUP([.$C14];harcmodorok;2)+[.$E$4]" office:value-type="float" office:value="22" calcext:value-type="float">
            <text:p>22</text:p>
          </table:table-cell>
          <table:table-cell table:style-name="ce348" table:content-validation-name="val35" table:formula="of:=VLOOKUP([.$C14];harcmodorok;3)+[.$E$5]" office:value-type="float" office:value="53" calcext:value-type="float">
            <text:p>53</text:p>
          </table:table-cell>
          <table:table-cell table:style-name="ce348" table:content-validation-name="val35" table:formula="of:=VLOOKUP([.$C14];harcmodorok;4)+[.$E$6]" office:value-type="float" office:value="156" calcext:value-type="float">
            <text:p>156</text:p>
          </table:table-cell>
          <table:table-cell table:style-name="ce348" table:content-validation-name="val107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5];harcmodorok;3)+[.$E$5]" office:value-type="float" office:value="8" calcext:value-type="float">
            <text:p>8</text:p>
          </table:table-cell>
          <table:table-cell table:style-name="ce348" table:content-validation-name="val35" table:formula="of:=VLOOKUP([.$C15];harcmodorok;4)+[.$E$6]" office:value-type="float" office:value="111" calcext:value-type="float">
            <text:p>111</text:p>
          </table:table-cell>
          <table:table-cell table:style-name="ce348" table:content-validation-name="val107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8" calcext:value-type="float">
            <text:p>8</text:p>
          </table:table-cell>
          <table:table-cell table:style-name="ce348" table:content-validation-name="val35" table:formula="of:=VLOOKUP([.$C16];harcmodorok;2)+[.$E$4]" office:value-type="float" office:value="22" calcext:value-type="float">
            <text:p>22</text:p>
          </table:table-cell>
          <table:table-cell table:style-name="ce348" table:content-validation-name="val35" table:formula="of:=VLOOKUP([.$C16];harcmodorok;3)+[.$E$5]" office:value-type="float" office:value="53" calcext:value-type="float">
            <text:p>53</text:p>
          </table:table-cell>
          <table:table-cell table:style-name="ce348" table:content-validation-name="val35" table:formula="of:=VLOOKUP([.$C16];harcmodorok;4)+[.$E$6]" office:value-type="float" office:value="156" calcext:value-type="float">
            <text:p>156</text:p>
          </table:table-cell>
          <table:table-cell table:style-name="ce348" table:content-validation-name="val107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7];harcmodorok;3)+[.$E$5]" office:value-type="float" office:value="8" calcext:value-type="float">
            <text:p>8</text:p>
          </table:table-cell>
          <table:table-cell table:style-name="ce348" table:content-validation-name="val35" table:formula="of:=VLOOKUP([.$C17];harcmodorok;4)+[.$E$6]" office:value-type="float" office:value="111" calcext:value-type="float">
            <text:p>111</text:p>
          </table:table-cell>
          <table:table-cell table:style-name="ce348" table:content-validation-name="val107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1">
          <table:table-cell table:style-name="ce697" table:number-columns-spanned="9" table:number-rows-spanned="1"/>
          <table:covered-table-cell table:number-columns-repeated="7" table:style-name="ce697"/>
          <table:covered-table-cell table:style-name="ce410"/>
          <table:table-cell table:style-name="ce69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9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8"/>
          <table:covered-table-cell table:number-columns-repeated="5" table:style-name="ce337"/>
          <table:covered-table-cell table:style-name="ce738"/>
          <table:covered-table-cell table:style-name="ce903"/>
          <table:table-cell table:style-name="ce697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70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903" office:value-type="string" calcext:value-type="string">
            <text:p>SP</text:p>
          </table:table-cell>
          <table:table-cell table:style-name="ce903" office:value-type="string" calcext:value-type="string" table:number-columns-spanned="2" table:number-rows-spanned="1">
            <text:p>Komment</text:p>
          </table:table-cell>
          <table:covered-table-cell/>
          <table:table-cell table:style-name="ce697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26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0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0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09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6" table:number-columns-repeated="4"/>
          <table:table-cell table:number-columns-repeated="241"/>
        </table:table-row>
        <table:table-row table:style-name="ro26">
          <table:table-cell table:style-name="ce705" table:content-validation-name="val70" office:value-type="string" calcext:value-type="string">
            <text:p>Buzogány, egykezes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87" office:value-type="float" office:value="2" calcext:value-type="float">
            <text:p>2</text:p>
          </table:table-cell>
          <table:table-cell table:style-name="ce809" table:content-validation-name="val35" table:formula="of:=IF((ISNUMBER(VLOOKUP([.$A26];kezifegyverek_all;9;0))=1);(VLOOKUP([.$A26];kezifegyverek_all;9;0)+[.$C26]*[KP_tablazat.E$47]);[KP_tablazat.$K$38])" office:value-type="float" office:value="8" calcext:value-type="float">
            <text:p>8</text:p>
          </table:table-cell>
          <table:table-cell table:style-name="ce809" table:content-validation-name="val35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809" table:content-validation-name="val35" table:formula="of:=IF((ISNUMBER(VLOOKUP([.$A26];kezifegyverek_all;11;0))=1);(VLOOKUP([.$A26];kezifegyverek_all;11;0)+[.$C26]*[KP_tablazat.$G$47]);[KP_tablazat.$K$38])" office:value-type="float" office:value="14" calcext:value-type="float">
            <text:p>14</text:p>
          </table:table-cell>
          <table:table-cell table:style-name="ce809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917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9"/>
          <table:table-cell table:style-name="Default" table:number-columns-repeated="3"/>
          <table:table-cell table:style-name="ce616"/>
          <table:table-cell table:number-columns-repeated="241"/>
        </table:table-row>
        <table:table-row table:style-name="ro26">
          <table:table-cell table:style-name="ce706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809" table:content-validation-name="val35" table:formula="of:=IF((ISNUMBER(VLOOKUP([.$A27];kezifegyverek_all;9;0))=1);(VLOOKUP([.$A27];kezifegyverek_all;9;0)+[.$C27]*[KP_tablazat.E$47]);[KP_tablazat.$K$38])" office:value-type="float" office:value="4" calcext:value-type="float">
            <text:p>4</text:p>
          </table:table-cell>
          <table:table-cell table:style-name="ce809" table:content-validation-name="val35" table:formula="of:=IF((ISNUMBER(VLOOKUP([.$A27];kezifegyverek_all;10;0))=1);(VLOOKUP([.$A27];kezifegyverek_all;10;0)+[.$C27]*[KP_tablazat.$F$47]);[KP_tablazat.$K$38])" office:value-type="float" office:value="7" calcext:value-type="float">
            <text:p>7</text:p>
          </table:table-cell>
          <table:table-cell table:style-name="ce809" table:content-validation-name="val35" table:formula="of:=IF((ISNUMBER(VLOOKUP([.$A27];kezifegyverek_all;11;0))=1);(VLOOKUP([.$A27];kezifegyverek_all;11;0)+[.$C27]*[KP_tablazat.$G$47]);[KP_tablazat.$K$38])" office:value-type="float" office:value="7" calcext:value-type="float">
            <text:p>7</text:p>
          </table:table-cell>
          <table:table-cell table:style-name="ce809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917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6"/>
          <table:table-cell table:number-columns-repeated="241"/>
        </table:table-row>
        <table:table-row table:style-name="ro26">
          <table:table-cell table:style-name="ce70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9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09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1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6"/>
          <table:table-cell table:number-columns-repeated="241"/>
        </table:table-row>
        <table:table-row table:style-name="ro26">
          <table:table-cell table:style-name="ce70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09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1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6"/>
          <table:table-cell table:number-columns-repeated="241"/>
        </table:table-row>
        <table:table-row table:style-name="ro26">
          <table:table-cell table:style-name="ce705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0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09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1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6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1" calcext:value-type="float">
            <text:p>1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97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702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903" office:value-type="string" calcext:value-type="string">
            <text:p>SP</text:p>
          </table:table-cell>
          <table:table-cell table:style-name="ce9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9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26">
          <table:table-cell table:style-name="ce705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0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809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6">
          <table:table-cell table:style-name="ce706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0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0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09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6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2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3">
          <table:table-cell table:style-name="ce296" table:content-validation-name="val74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73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702" office:value-type="string" calcext:value-type="string">
            <text:p>KÉ</text:p>
          </table:table-cell>
          <table:table-cell table:style-name="ce702" office:value-type="string" calcext:value-type="string">
            <text:p>TÉ/CÉ</text:p>
          </table:table-cell>
          <table:table-cell table:style-name="ce702" office:value-type="string" calcext:value-type="string">
            <text:p>VÉ/Osztó</text:p>
          </table:table-cell>
          <table:table-cell table:style-name="ce9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6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809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2" calcext:value-type="float">
            <text:p>12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3" calcext:value-type="float">
            <text:p>43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6" calcext:value-type="float">
            <text:p>146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20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76"/>
          <table:table-cell table:style-name="ce809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1" calcext:value-type="float">
            <text:p>71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0" calcext:value-type="float">
            <text:p>170</text:p>
          </table:table-cell>
          <table:table-cell table:style-name="ce809" table:content-validation-name="val109" table:formula="of:=[.G26]" office:value-type="string" office:string-value="7 Z" calcext:value-type="string">
            <text:p>7 Z</text:p>
          </table:table-cell>
          <table:table-cell table:style-name="ce92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809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6" calcext:value-type="float">
            <text:p>26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0" calcext:value-type="float">
            <text:p>60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3" calcext:value-type="float">
            <text:p>163</text:p>
          </table:table-cell>
          <table:table-cell table:style-name="ce809" table:content-validation-name="val109" table:formula="of:=[.G27]" office:value-type="string" office:string-value="2 S/V" calcext:value-type="string">
            <text:p>2 S/V</text:p>
          </table:table-cell>
          <table:table-cell table:style-name="ce92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9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09" table:content-validation-name="val109" table:formula="of:=[.G28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411"/>
          <table:table-cell/>
          <table:table-cell table:style-name="ce62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9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09" table:content-validation-name="val109" table:formula="of:=[.G29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09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06" table:content-validation-name="val109" table:formula="of:=[.G30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809" table:number-columns-spanned="3" table:number-rows-spanned="1"/>
          <table:covered-table-cell table:number-columns-repeated="2" table:style-name="ce920"/>
          <table:table-cell/>
          <table:table-cell table:style-name="ce61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809" table:content-validation-name="val113"/>
          <table:covered-table-cell table:style-name="ce920"/>
          <table:covered-table-cell/>
          <table:table-cell/>
          <table:table-cell table:style-name="ce61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9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97"/>
          <table:table-cell table:style-name="ce697" table:number-columns-repeated="254"/>
        </table:table-row>
        <table:table-row table:style-name="ro34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2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2" calcext:value-type="float">
            <text:p>-2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97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2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9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28"/>
          <table:covered-table-cell table:style-name="ce426"/>
          <table:table-cell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28"/>
          <table:table-cell table:style-name="ce331"/>
          <table:table-cell table:style-name="ce7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52" table:default-cell-style-name="ce967"/>
        <table:table-column table:style-name="co53" table:default-cell-style-name="Default"/>
        <table:table-column table:style-name="co54" table:default-cell-style-name="Default"/>
        <table:table-column table:style-name="co55" table:default-cell-style-name="ce967"/>
        <table:table-column table:style-name="co56" table:default-cell-style-name="ce967"/>
        <table:table-column table:style-name="co57" table:default-cell-style-name="ce967"/>
        <table:table-column table:style-name="co58" table:default-cell-style-name="Default"/>
        <table:table-column table:style-name="co59" table:default-cell-style-name="ce967"/>
        <table:table-column table:style-name="co60" table:default-cell-style-name="Default"/>
        <table:table-column table:style-name="co61" table:default-cell-style-name="ce967"/>
        <table:table-column table:style-name="co62" table:default-cell-style-name="ce967"/>
        <table:table-column table:style-name="co34" table:default-cell-style-name="ce967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261" calcext:value-type="float" table:number-columns-spanned="2" table:number-rows-spanned="1">
            <text:p>261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26">
          <table:table-cell table:style-name="ce133" office:value-type="string" calcext:value-type="string" table:number-columns-spanned="6" table:number-rows-spanned="1">
            <text:p><text:span text:style-name="T40">Tradíció képzettségek </text:span><text:span text:style-name="T41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0">Mágiaiskolák (Átfogó) </text:span><text:span text:style-name="T41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4"/>
          <table:table-cell table:style-name="ce56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L7];VLOOKUP([.$L7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L8];VLOOKUP([.$L8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6" office:value-type="float" office:value="1" calcext:value-type="float">
            <text:p>1</text:p>
          </table:table-cell>
          <table:table-cell table:style-name="ce863" table:content-validation-name="val35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 table:style-name="ce128" office:value-type="string" calcext:value-type="string" table:number-columns-spanned="6" table:number-rows-spanned="1">
            <text:p><text:span text:style-name="T40">Pszi iskola (képzettség) </text:span><text:span text:style-name="T41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4"/>
          <table:covered-table-cell table:style-name="ce248"/>
          <table:table-cell table:style-name="ce56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roni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5" calcext:value-type="float">
            <text:p>5</text:p>
          </table:table-cell>
          <table:table-cell table:style-name="ce271" table:content-validation-name="val35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26">
          <table:table-cell table:style-name="ce96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6"/>
          <table:table-cell table:style-name="ce96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6"/>
          <table:table-cell table:style-name="ce966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966"/>
          <table:table-cell table:number-columns-repeated="1011"/>
        </table:table-row>
        <table:table-row table:style-name="ro26">
          <table:table-cell table:style-name="ce235" table:number-columns-spanned="3" table:number-rows-spanned="1"/>
          <table:covered-table-cell table:number-columns-repeated="2" table:style-name="ce235"/>
          <table:table-cell table:style-name="ce977" table:number-columns-spanned="4" table:number-rows-spanned="1"/>
          <table:covered-table-cell table:number-columns-repeated="3" table:style-name="ce977"/>
          <table:table-cell table:style-name="ce467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26">
          <table:table-cell table:style-name="ce235" table:number-columns-spanned="3" table:number-rows-spanned="1"/>
          <table:covered-table-cell table:number-columns-repeated="2" table:style-name="ce235"/>
          <table:table-cell table:style-name="ce977" table:number-columns-spanned="4" table:number-rows-spanned="1"/>
          <table:covered-table-cell table:number-columns-repeated="3" table:style-name="ce977"/>
          <table:table-cell table:style-name="ce467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67" table:content-validation-name="val59"/>
          <table:covered-table-cell table:number-columns-repeated="3" table:content-validation-name="val59"/>
          <table:covered-table-cell table:style-name="ce967" table:content-validation-name="val59"/>
          <table:covered-table-cell table:content-validation-name="val59"/>
          <table:covered-table-cell table:style-name="ce967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1006"/>
        <table:table-column table:style-name="co45" table:default-cell-style-name="ce1014"/>
        <table:table-column table:style-name="co12" table:number-columns-repeated="254" table:default-cell-style-name="ce1006"/>
        <table:table-row table:style-name="ro13">
          <table:table-cell table:style-name="ce1004" office:value-type="string" calcext:value-type="string">
            <text:p>Karakter pontok (KP) elosztása</text:p>
            <text:p/>
          </table:table-cell>
          <table:table-cell table:style-name="ce1012"/>
          <table:table-cell table:style-name="ce1019" table:number-columns-repeated="254"/>
        </table:table-row>
        <table:table-row table:style-name="ro14">
          <table:table-cell table:style-name="ce659"/>
          <table:table-cell table:style-name="ce1013" office:value-type="string" calcext:value-type="string">
            <text:p><text:span text:style-name="T50">→ </text:span><text:span text:style-name="T51">KP = 150 + (T.sz  x (100 + (2 x Intelligencia)))  + (T.sz. X (40 + (2 x Emlékezet))), ez utóbbi csak szekunder ismeretek növelésére fordítható</text:span></text:p>
            <text:p><text:span text:style-name="T50">→ </text:span><text:span text:style-name="T51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0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5" office:value-type="string" calcext:value-type="string">
            <text:p><text:span text:style-name="T52">→Egy primer képzettség értéke legfeljebb (szint+3) lehet</text:span></text:p>
            <text:p><text:span text:style-name="T52">→Egy szekunder képzettség értéke legfeljebb (szint+6) lehet</text:span></text:p>
            <text:p><text:span text:style-name="T5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0">→</text:span><text:span text:style-name="T5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0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6" office:value-type="string" calcext:value-type="string">
            <text:p><text:span text:style-name="T53">→</text:span><text:span text:style-name="T54">Vannak egy és többfokú fortélyok. Minden fok </text:span><text:span text:style-name="T55">15KP</text:span><text:span text:style-name="T54">-ba kerül és követelményei vannak.</text:span></text:p>
            <text:p><text:span text:style-name="T53">→</text:span><text:span text:style-name="T54">Több fokú Fortélyoknál szintenként csak egy fokot lehet fejlődni akkor is, ha lenne elég KP több fokra is! Ez alól kivétel az 1. szint (karakteralkotás).</text:span></text:p>
            <text:p><text:span text:style-name="T53">→</text:span><text:span text:style-name="T54">Egy szintlépés alkalmával nem vehető fel két olyan Fortély, amely ugyanazt a jellemzőt/képzettséget, stb módosít.</text:span></text:p>
            <text:p><text:span text:style-name="T53">→</text:span><text:span text:style-name="T5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7" table:number-columns-repeated="256"/>
        </table:table-row>
        <table:table-row table:style-name="ro15">
          <table:table-cell table:style-name="ce1005" office:value-type="string" calcext:value-type="string">
            <text:p>Harcérték módosítók (HM)</text:p>
            <text:p/>
          </table:table-cell>
          <table:table-cell table:style-name="ce1007"/>
          <table:table-cell table:number-columns-repeated="254"/>
        </table:table-row>
        <table:table-row table:style-name="ro16">
          <table:table-cell/>
          <table:table-cell table:style-name="ce1013" office:value-type="string" calcext:value-type="string">
            <text:p><text:span text:style-name="T56">→</text:span><text:span text:style-name="T57">1HM/CM = 5 KP</text:span></text:p>
            <text:p><text:span text:style-name="T56">→</text:span><text:span text:style-name="T57">max 8 HM/szint   </text:span><text:span text:style-name="T58">(HM = közelharci HM, amibe a TÉ és VÉ tartozik bele)</text:span></text:p>
            <text:p><text:span text:style-name="T56">→</text:span><text:span text:style-name="T57">max 4 CM/szint   </text:span><text:span text:style-name="T58">(CM = Célzóérték Módosító, ami a CÉ-re fordítható harcértékmódosítót jelöli)</text:span></text:p>
            <text:p/>
            <text:p><text:span text:style-name="T5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3"/>
          <table:table-cell table:number-columns-repeated="254"/>
        </table:table-row>
        <table:table-row table:style-name="ro14">
          <table:table-cell table:style-name="ce100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3" office:value-type="string" calcext:value-type="string">
            <text:p><text:span text:style-name="T56">→</text:span><text:span text:style-name="T57">Mágikus tradíciók: Átfogó képzettségek (csak 1x vehetőek fel) és követelményeik vannak (van amelyik, csak 1.szinten vehető fel).  </text:span><text:span text:style-name="T58">(Például: Magasmágia, Vulgármágia, stb.)</text:span></text:p>
            <text:p><text:span text:style-name="T56">→</text:span><text:span text:style-name="T57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0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5" office:value-type="string" calcext:value-type="string">
            <text:p><text:span text:style-name="T52">→Pszí-alkalmazás: 4 fokú fortély egyre erősebb követelményekkel. Az alkalmazás fokát adja, nélküle nem lehet ψ iskolát tanulni.</text:span></text:p>
            <text:p><text:span text:style-name="T5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10"/>
          <table:table-cell table:style-name="ce1017"/>
          <table:table-cell table:style-name="ce1010" table:number-columns-repeated="254"/>
        </table:table-row>
        <table:table-row table:style-name="ro1">
          <table:table-cell table:style-name="ce101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18" office:value-type="string" calcext:value-type="string">
            <text:p><text:span text:style-name="T56">→pl. lábsöprés, lefegyverzés, átdobás</text:span></text:p>
            <text:p><text:span text:style-name="T56">→Kivételek, mert </text:span><text:span text:style-name="T60">NEM</text:span><text:span text:style-name="T56"> KP-ba, hanem Manőverfejlesztő Pontba (MFP) kerülnek, amit automatikusan kap a játékos (több fokkal is fejleszthetőek egyes manőverek!)</text:span></text:p>
            <text:p><text:span text:style-name="T56">  (ΣMFP = összes nem távolsági harcmodor szintjének összege) </text:span></text:p>
            <text:p><text:span text:style-name="T5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3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26">
          <table:table-cell table:style-name="ce1020" office:value-type="string" calcext:value-type="string">
            <text:p>V8.1.1</text:p>
          </table:table-cell>
          <table:table-cell table:style-name="ce1101" table:number-columns-repeated="1023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Max szint: 21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KP Alap: 150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KP/Szint: 100 + (2x Intelligencia)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Szekunder KP/Szint: 40 + (2x Emlékezet)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33"/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20" office:value-type="string" calcext:value-type="string">
            <text:p>V8.1.0</text:p>
          </table:table-cell>
          <table:table-cell table:style-name="ce1101" table:number-columns-repeated="1023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Manőver Pontok (MP) számításába beleszámoljuk HM/10 értéket is. Új oszlop a Harcmodoroknál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Manőver nehézsége oszlop már érték ellenőrzött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Erőbónusz nem automatikusan számolódik be, bekerült a fegyverek alá, leírássa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Hátterek átkerült a „Tartalék” lap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Fegyverek táblázatban a fegyver kommenteket is beszúrj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Távolsági fegyvereknél: hatótáv; + fegyver kommen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Elsődleges nyelv és másodlagos nyelv (Pyarroni és második helyett)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Az 1.nyelvre: +6 bónusz; 2.nyelvre: +3 bónusz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Harci Akrobatika bónuszai kiszedve az alap harcértékekből, új sorba kerültek – a fegyverek alá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Plusz egy sor az Életerő táblázatb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MGT csökkentő/növelő bónuszhoz felugró magyaráza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33"/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20" office:value-type="string" calcext:value-type="string">
            <text:p>V8.0.5</text:p>
          </table:table-cell>
          <table:table-cell table:style-name="ce1101" table:number-columns-repeated="1023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KP/szint: 100-ra csökkent 120-ró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KP maradt warning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Távolsági fegyverek választó sorában az oszlophivatkozások javítv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Rengeteg hajító és lőfegyver értéké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Szélfegyverek értékei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Fix: Primer ismeretekre költött össz KP képlet hivatkozásainak javítés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Fix: Primer túllépés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33"/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20" office:value-type="string" calcext:value-type="string">
            <text:p>V8.0.1</text:p>
          </table:table-cell>
          <table:table-cell table:style-name="ce1101" table:number-columns-repeated="1023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Írástudó fortély ingyenes ha van Tradíció minimum 3.szinten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33" office:value-type="string" calcext:value-type="string">
            <text:p>* Speciális (részben ingyenes) képzettségek szétválasztása Átlagos és Könnyű kategóriák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33"/>
          <table:table-cell table:style-name="ce1101" table:number-columns-repeated="1023"/>
          <table:table-cell table:style-name="ce1086" table:number-columns-repeated="15360"/>
        </table:table-row>
        <table:table-row table:style-name="ro26">
          <table:table-cell table:style-name="ce1020" office:value-type="string" calcext:value-type="string">
            <text:p>V8.0.0</text:p>
          </table:table-cell>
          <table:table-cell table:style-name="ce1101" table:number-columns-repeated="1023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Szekunder képzettségek maximuma: (szint x <text:span text:style-name="T61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3"/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20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3"/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20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26">
          <table:table-cell table:style-name="ce1020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26">
          <table:table-cell table:style-name="ce103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26">
          <table:table-cell table:style-name="ce103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26">
          <table:table-cell table:style-name="ce1020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Fix: Tradíció képzettség KP-i nem számítottak bele a primer költésbe (rossz cellahivatkozás)</text:p>
          </table:table-cell>
          <table:table-cell table:style-name="ce1104" table:number-columns-repeated="1023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5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:</text:span><text:span text:style-name="T26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<text:span text:style-name="T12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Változás]:</text:span><text:span text:style-name="T26"> Kiegészítő KP / Szint: (</text:span><text:span text:style-name="T62">20</text:span><text:span text:style-name="T26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Változás]: </text:span>Max HM / szint: 8 (nem függ az Ügyességtől többé)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1 HM = 4 KP</text:span>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Új]</text:span>: Erőbónusz beszámít: (Erő/2) <text:span text:style-name="T56">→ </text:span><text:span text:style-name="T63">lefelé</text:span><text:span text:style-name="T5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26">
          <table:table-cell office:value-type="string" calcext:value-type="string">
            <text:p>* <text:span text:style-name="T12">[Változás]: </text:span>Max képzettség szintek változtak: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                   <text:span text:style-name="T56">→</text:span> A harci és misztikus képzettségek szintje legfeljebb (szint+3) lehet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                   <text:span text:style-name="T56">→</text:span> A többi képzettség értéke pedig legfeljebb (szint+8) lehet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 </text:span>Páncélok befedettsége módosult (torzó: 50% csak)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 </text:span>Mesterfegyver cella segítő-szövegébe bekerültek a követelmények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<text:span text:style-name="T12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9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6" office:value-type="string" calcext:value-type="string">
            <text:p>* Javítás: a képzettségek nem foka, hanem szintje van</text:p>
          </table:table-cell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Minden kiemelt cellához Érvényesség vizsgálat</text:p>
          </table:table-cell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inttúlépés ellenőrzés javítása</text:p>
          </table:table-cell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VÉGRE: A képzettségbónusz megfelelő kezelése</text:p>
          </table:table-cell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abályok munkalapon más betűkészlet (ékezet gondok voltak)</text:p>
          </table:table-cell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0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4">→</text:span> Karakter neve, faja, vallása</text:p>
          </table:table-cell>
          <table:table-cell table:style-name="Default" table:number-columns-repeated="10"/>
          <table:table-cell table:style-name="ce110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4">→</text:span> Személyiségjegyei</text:p>
          </table:table-cell>
          <table:covered-table-cell table:number-columns-repeated="10" table:style-name="Default"/>
          <table:table-cell table:style-name="ce110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4">→</text:span> Kommunikáció, szociális érzék</text:p>
          </table:table-cell>
          <table:covered-table-cell table:number-columns-repeated="10" table:style-name="Default"/>
          <table:table-cell table:style-name="ce110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4">→</text:span> Külső</text:p>
          </table:table-cell>
          <table:covered-table-cell table:number-columns-repeated="10" table:style-name="Default"/>
          <table:table-cell table:style-name="ce110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na korlát eltörl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 tradíciók: 50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-be ismét beszámít a TSZ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értékeinek automatikus kiszám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Nincs korlátozva a max vásárolható mana po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: 80KP (eddig 70 vol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egyver táblázatba bekerült: MF oszlop (Mesterfegyver foka az adott fegyverre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ce1107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ámadási típus bekerült (szúró/vágó/zúzó) a fegyverek táblázatáb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Össz ÉP kiszámolása (Harcértékek oldal alja (Sebesülés táblázat teteje)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 számítás javítva + KÉ-re már nem adható HM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VÉ csökkenés plusz sor sok hellye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É-be az Önuralom számít! Javít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rcmodorokhoz új oszlop: Sebessé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ájdalomtűrés próbák módosulta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harcmodor törölv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ortély cellák átalak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 = 70 + Intelligenci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+6-os tulajdonságok pontértéke beír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ulajdonságok: Önuralom, Fogékonysá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x egyfajta HM hiba jav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bekerült a Harcmodorok közé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ψP = 2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MP = 3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pró javításo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jításnak, Íjászatnak, Lövészetnek is van KÉ-j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Átszervezett Harcétékek oldal. Jobb helykihasználás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Külön CHM (CÉ-HM) (max 4CHM/Szin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CHM = 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Egy harcérték alapra max 5/szi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5HM-&gt;3HM másra</text:p>
          </table:table-cell>
          <table:table-cell table:style-name="ce111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4HM-&gt;2HM másra</text:p>
          </table:table-cell>
          <table:table-cell table:style-name="ce111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3HM-&gt;1HM másra</text:p>
          </table:table-cell>
          <table:table-cell table:style-name="ce111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table:number-columns-repeated="2"/>
          <table:table-cell table:style-name="ce1117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05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szí bekerült, 1 HM=4KP, Max HM/szint=8, 1MP=4KP, 1Pp=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Javítások, Fortélyok táblázat átrendez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Fegyverek harcértékei, Teljes fegyveres harcértékek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eterő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ajzsok, vértek, SFÉ tábláza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Mágia és Pszi fül: egyszerűbb, átláthatóbb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őfej és élőláb kikapcs, ez plusz hely.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eljes átstruktúrálás, hogy nyomtatható legyen, ne lógjon ki 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sehol a nyomtatási képbő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36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394"/>
        <table:table-column table:style-name="co48" table:default-cell-style-name="ce394"/>
        <table:table-column table:style-name="co12" table:number-columns-repeated="4" table:default-cell-style-name="ce394"/>
        <table:table-column table:style-name="co49" table:default-cell-style-name="ce394"/>
        <table:table-column table:style-name="co50" table:default-cell-style-name="ce394"/>
        <table:table-column table:style-name="co12" table:number-columns-repeated="5" table:default-cell-style-name="ce394"/>
        <table:table-column table:style-name="co12" table:default-cell-style-name="ce616"/>
        <table:table-column table:style-name="co51" table:default-cell-style-name="ce394"/>
        <table:table-column table:style-name="co12" table:number-columns-repeated="241" table:default-cell-style-name="ce394"/>
        <table:table-row table:style-name="ro1">
          <table:table-cell table:style-name="ce1118"/>
          <table:table-cell table:style-name="ce1125" office:value-type="string" calcext:value-type="string">
            <text:p>Fegyver</text:p>
          </table:table-cell>
          <table:table-cell table:style-name="ce1141" office:value-type="string" calcext:value-type="string">
            <text:p>Típus</text:p>
          </table:table-cell>
          <table:table-cell table:style-name="ce1125" office:value-type="string" calcext:value-type="string">
            <text:p>SP</text:p>
          </table:table-cell>
          <table:table-cell table:style-name="ce1166" office:value-type="string" calcext:value-type="string">
            <text:p>Sebzés módja</text:p>
          </table:table-cell>
          <table:table-cell table:style-name="ce1174" office:value-type="string" calcext:value-type="string">
            <text:p>Átütés</text:p>
          </table:table-cell>
          <table:table-cell table:style-name="ce1174" office:value-type="string" calcext:value-type="string">
            <text:p>Íves</text:p>
          </table:table-cell>
          <table:table-cell table:style-name="ce1180" office:value-type="string" calcext:value-type="string">
            <text:p>1,5 kezes</text:p>
          </table:table-cell>
          <table:table-cell table:style-name="ce1174" office:value-type="string" calcext:value-type="string">
            <text:p>Pengehossz</text:p>
          </table:table-cell>
          <table:table-cell table:style-name="ce1174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1174" office:value-type="string" calcext:value-type="string">
            <text:p>Sebesség</text:p>
          </table:table-cell>
          <table:table-cell table:style-name="ce1141" office:value-type="string" calcext:value-type="string">
            <text:p>Harcmodor</text:p>
          </table:table-cell>
          <table:table-cell table:style-name="ce1205" office:value-type="string" calcext:value-type="string">
            <text:p>Megjegyzés</text:p>
          </table:table-cell>
          <table:table-cell table:style-name="ce1118" table:number-columns-repeated="241"/>
        </table:table-row>
        <table:table-row table:style-name="ro1">
          <table:table-cell table:style-name="ce1119" office:value-type="string" calcext:value-type="string">
            <text:p>Közelharci fegyverek</text:p>
          </table:table-cell>
          <table:table-cell table:style-name="ce1126" office:value-type="string" calcext:value-type="string">
            <text:p><text:s/>__</text:p>
          </table:table-cell>
          <table:table-cell table:style-name="ce1142"/>
          <table:table-cell table:style-name="ce1142" office:value-type="string" calcext:value-type="string">
            <text:p>x</text:p>
          </table:table-cell>
          <table:table-cell table:number-columns-repeated="2" table:style-name="ce1126" office:value-type="string" calcext:value-type="string">
            <text:p>x</text:p>
          </table:table-cell>
          <table:table-cell table:style-name="ce1126"/>
          <table:table-cell table:style-name="ce1181"/>
          <table:table-cell table:number-columns-repeated="3" table:style-name="ce1126" office:value-type="string" calcext:value-type="string">
            <text:p>x</text:p>
          </table:table-cell>
          <table:table-cell table:number-columns-repeated="2" table:style-name="ce1188" office:value-type="string" calcext:value-type="string">
            <text:p>x</text:p>
          </table:table-cell>
          <table:table-cell table:style-name="ce1126" table:number-columns-repeated="2"/>
          <table:table-cell table:style-name="ce1247" table:number-columns-repeated="241"/>
        </table:table-row>
        <table:table-row table:style-name="ro21">
          <table:table-cell/>
          <table:table-cell table:style-name="ce1127" office:value-type="string" calcext:value-type="string">
            <text:p>Puszta kéz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82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10" calcext:value-type="float">
            <text:p>-10</text:p>
          </table:table-cell>
          <table:table-cell table:style-name="ce1143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Tőr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number-columns-repeated="2"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37">
          <table:table-cell/>
          <table:table-cell table:style-name="ce1128" office:value-type="string" calcext:value-type="string">
            <text:p>Béltépő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number-columns-repeated="2"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Dzsambi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V/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number-columns-repeated="2"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Garott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7" calcext:value-type="float">
            <text:p>7</text:p>
          </table:table-cell>
          <table:table-cell table:style-name="ce1144" office:value-type="string" calcext:value-type="string">
            <text:p>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spec.</text:p>
          </table:table-cell>
          <table:table-cell table:number-columns-repeated="3"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-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é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3" calcext:value-type="float">
            <text:p>3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37">
          <table:table-cell/>
          <table:table-cell table:style-name="ce1128" office:value-type="string" calcext:value-type="string">
            <text:p>Kriszké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Levéltőr</text:p>
          </table:table-cell>
          <table:table-cell table:style-name="ce1144" office:value-type="string" calcext:value-type="string">
            <text:p>egykezes</text:p>
          </table:table-cell>
          <table:table-cell table:style-name="ce1155" office:value-type="float" office:value="1" calcext:value-type="float">
            <text:p>1</text:p>
          </table:table-cell>
          <table:table-cell table:style-name="ce1155" office:value-type="string" calcext:value-type="string">
            <text:p>S/V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84"/>
          <table:table-cell table:style-name="ce1155" office:value-type="string" calcext:value-type="string">
            <text:p>rövid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float" office:value="4" calcext:value-type="float">
            <text:p>4</text:p>
          </table:table-cell>
          <table:table-cell table:number-columns-repeated="2" table:style-name="ce1155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Markolatgomb</text:p>
          </table:table-cell>
          <table:table-cell table:style-name="ce1144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Z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84"/>
          <table:table-cell table:style-name="ce1155" office:value-type="float" office:value="0" calcext:value-type="float">
            <text:p>0</text:p>
          </table:table-cell>
          <table:table-cell table:number-columns-repeated="3" table:style-name="ce1155" office:value-type="float" office:value="-7" calcext:value-type="float">
            <text:p>-7</text:p>
          </table:table-cell>
          <table:table-cell table:style-name="ce1155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Méregfog</text:p>
          </table:table-cell>
          <table:table-cell table:style-name="ce1144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84"/>
          <table:table-cell table:style-name="ce1155" office:value-type="string" calcext:value-type="string">
            <text:p>rövid</text:p>
          </table:table-cell>
          <table:table-cell table:style-name="ce1155" office:value-type="float" office:value="1" calcext:value-type="float">
            <text:p>1</text:p>
          </table:table-cell>
          <table:table-cell table:number-columns-repeated="2" table:style-name="ce1155" office:value-type="float" office:value="3" calcext:value-type="float">
            <text:p>3</text:p>
          </table:table-cell>
          <table:table-cell table:style-name="ce1155"/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Pugos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Ramier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3" calcext:value-type="float">
            <text:p>3</text:p>
          </table:table-cell>
          <table:table-cell table:number-columns-repeated="3"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Tőr, hárít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8" office:value-type="string" calcext:value-type="string">
            <text:p><text:span text:style-name="T67">Nagyon</text:span><text:span text:style-name="T68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Tőr, kígy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2" calcext:value-type="float">
            <text:p>2</text:p>
          </table:table-cell>
          <table:table-cell table:number-columns-repeated="2" table:style-name="ce1144" office:value-type="float" office:value="4" calcext:value-type="float">
            <text:p>4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Tőr, ököl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-5" calcext:value-type="float">
            <text:p>-5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-5" calcext:value-type="float">
            <text:p>-5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29" office:value-type="string" calcext:value-type="string">
            <text:p>Tőr, páncélszúró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1" calcext:value-type="float">
            <text:p>1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8" calcext:value-type="float">
            <text:p>8</text:p>
          </table:table-cell>
          <table:table-cell table:style-name="ce1145" office:value-type="float" office:value="0" calcext:value-type="float">
            <text:p>0</text:p>
          </table:table-cell>
          <table:table-cell table:style-name="ce1183"/>
          <table:table-cell table:style-name="ce1145" office:value-type="string" calcext:value-type="string">
            <text:p>1 penge</text:p>
          </table:table-cell>
          <table:table-cell table:style-name="ce1145" office:value-type="float" office:value="4" calcext:value-type="float">
            <text:p>4</text:p>
          </table:table-cell>
          <table:table-cell table:style-name="ce1145" office:value-type="float" office:value="8" calcext:value-type="float">
            <text:p>8</text:p>
          </table:table-cell>
          <table:table-cell table:style-name="ce1145" office:value-type="float" office:value="4" calcext:value-type="float">
            <text:p>4</text:p>
          </table:table-cell>
          <table:table-cell table:style-name="ce1145"/>
          <table:table-cell table:style-name="ce1199" office:value-type="string" calcext:value-type="string">
            <text:p>közelharc</text:p>
          </table:table-cell>
          <table:table-cell table:style-name="ce120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Tőr, Slan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rövid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6" calcext:value-type="float">
            <text:p>6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 table:style-name="ce453"/>
          <table:table-cell table:style-name="ce1130" office:value-type="string" calcext:value-type="string">
            <text:p>Vasököl / páncélkesztyű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float" office:value="0" calcext:value-type="float">
            <text:p>0</text:p>
          </table:table-cell>
          <table:table-cell table:style-name="ce1146" office:value-type="string" calcext:value-type="string">
            <text:p>Z</text:p>
          </table:table-cell>
          <table:table-cell table:number-columns-repeated="2" table:style-name="ce1146" office:value-type="float" office:value="0" calcext:value-type="float">
            <text:p>0</text:p>
          </table:table-cell>
          <table:table-cell table:style-name="ce1185"/>
          <table:table-cell table:style-name="ce1146" office:value-type="float" office:value="0" calcext:value-type="float">
            <text:p>0</text:p>
          </table:table-cell>
          <table:table-cell table:number-columns-repeated="3" table:style-name="ce1146" office:value-type="float" office:value="-7" calcext:value-type="float">
            <text:p>-7</text:p>
          </table:table-cell>
          <table:table-cell table:style-name="ce1146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10" office:value-type="string" calcext:value-type="string">
            <text:p>Erőbónusz: 0 feletti rész 1:1-ben számít be.</text:p>
          </table:table-cell>
          <table:table-cell table:style-name="ce453" table:number-columns-repeated="241"/>
        </table:table-row>
        <table:table-row table:style-name="ro22">
          <table:table-cell table:style-name="ce1119" office:value-type="string" calcext:value-type="string">
            <text:p>Kardvívó fegyverek</text:p>
          </table:table-cell>
          <table:table-cell table:style-name="ce1127" office:value-type="string" calcext:value-type="string">
            <text:p>Kard, dzsenn szably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82"/>
          <table:table-cell table:style-name="ce1143" office:value-type="string" calcext:value-type="string">
            <text:p>1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5" calcext:value-type="float">
            <text:p>15</text:p>
          </table:table-cell>
          <table:table-cell table:style-name="ce1143" office:value-type="float" office:value="5" calcext:value-type="float">
            <text:p>5</text:p>
          </table:table-cell>
          <table:table-cell table:style-name="ce1199" office:value-type="string" calcext:value-type="string">
            <text:p>kardvívás</text:p>
          </table:table-cell>
          <table:table-cell table:style-name="ce12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emrelin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7" calcext:value-type="float">
            <text:p>7</text:p>
          </table:table-cell>
          <table:table-cell table:number-columns-repeated="2" table:style-name="ce1144" office:value-type="float" office:value="13" calcext:value-type="float">
            <text:p>13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21">
          <table:table-cell/>
          <table:table-cell table:style-name="ce1128" office:value-type="string" calcext:value-type="string">
            <text:p>Kard, fejvadász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3" calcext:value-type="float">
            <text:p>3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0,5 penge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float" office:value="11" calcext:value-type="float">
            <text:p>11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8" office:value-type="string" calcext:value-type="string">
            <text:p>Kard, handzsár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string" calcext:value-type="string">
            <text:p>V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13" calcext:value-type="float">
            <text:p>13</text:p>
          </table:table-cell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hiequar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string" calcext:value-type="string">
            <text:p>S/V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12" calcext:value-type="float">
            <text:p>12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6">
          <table:table-cell/>
          <table:table-cell table:style-name="ce1128" office:value-type="string" calcext:value-type="string">
            <text:p>Kard, hosszú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67" office:value-type="string" calcext:value-type="string">
            <text:p><text:span text:style-name="T65"> </text:span><text:span text:style-name="T66">V/S</text:span>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6" calcext:value-type="float">
            <text:p>6</text:p>
          </table:table-cell>
          <table:table-cell table:number-columns-repeated="2" table:style-name="ce1144" office:value-type="float" office:value="12" calcext:value-type="float">
            <text:p>12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Kard, jatagán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67" office:value-type="string" calcext:value-type="string">
            <text:p><text:span text:style-name="T65"> </text:span><text:span text:style-name="T66">V/S</text:span>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3"/>
          <table:table-cell table:style-name="ce1144" office:value-type="string" calcext:value-type="string">
            <text:p>0,5 penge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float" office:value="7" calcext:value-type="float">
            <text:p>7</text:p>
          </table:table-cell>
          <table:table-cell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8" office:value-type="string" calcext:value-type="string">
            <text:p>Kard, kétkezes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2 penge</text:p>
          </table:table-cell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20" calcext:value-type="float">
            <text:p>20</text:p>
          </table:table-cell>
          <table:table-cell table:style-name="ce1144" office:value-type="float" office:value="15" calcext:value-type="float">
            <text:p>15</text:p>
          </table:table-cell>
          <table:table-cell table:style-name="ce1144" office:value-type="float" office:value="8" calcext:value-type="float">
            <text:p>8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khossa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11" calcext:value-type="float">
            <text:p>11</text:p>
          </table:table-cell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6">
          <table:table-cell/>
          <table:table-cell table:style-name="ce1128" office:value-type="string" calcext:value-type="string">
            <text:p>Kard, kígy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3" calcext:value-type="float">
            <text:p>3</text:p>
          </table:table-cell>
          <table:table-cell table:style-name="ce1167" office:value-type="string" calcext:value-type="string">
            <text:p><text:span text:style-name="T65"> </text:span><text:span text:style-name="T66">V/S</text:span>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5" calcext:value-type="float">
            <text:p>5</text:p>
          </table:table-cell>
          <table:table-cell table:number-columns-repeated="2" table:style-name="ce1144" office:value-type="float" office:value="11" calcext:value-type="float">
            <text:p>11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Lagoss 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number-columns-repeated="2" table:style-name="ce1148" office:value-type="float" office:value="0" calcext:value-type="float">
            <text:p>0</text:p>
          </table:table-cell>
          <table:table-cell table:style-name="ce1183"/>
          <table:table-cell table:style-name="ce1145" table:number-columns-repeated="5"/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lovag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6" calcext:value-type="float">
            <text:p>6</text:p>
          </table:table-cell>
          <table:table-cell table:style-name="ce1144" office:value-type="string" calcext:value-type="string">
            <text:p>V/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7" calcext:value-type="float">
            <text:p>7</text:p>
          </table:table-cell>
          <table:table-cell table:style-name="ce1144" office:value-type="float" office:value="15" calcext:value-type="float">
            <text:p>15</text:p>
          </table:table-cell>
          <table:table-cell table:style-name="ce1144" office:value-type="float" office:value="12" calcext:value-type="float">
            <text:p>12</text:p>
          </table:table-cell>
          <table:table-cell table:style-name="ce1144" office:value-type="float" office:value="7" calcext:value-type="float">
            <text:p>7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Erő követelmény: +2</text:p>
          </table:table-cell>
          <table:table-cell table:number-columns-repeated="241"/>
        </table:table-row>
        <table:table-row table:style-name="ro37">
          <table:table-cell/>
          <table:table-cell table:style-name="ce1128" office:value-type="string" calcext:value-type="string">
            <text:p>Kard, másfélkezes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1,5 penge</text:p>
          </table:table-cell>
          <table:table-cell table:style-name="ce1144" office:value-type="float" office:value="8" calcext:value-type="float">
            <text:p>8</text:p>
          </table:table-cell>
          <table:table-cell table:number-columns-repeated="2" table:style-name="ce1144" office:value-type="float" office:value="16" calcext:value-type="float">
            <text:p>16</text:p>
          </table:table-cell>
          <table:table-cell table:style-name="ce1144" office:value-type="float" office:value="7" calcext:value-type="float">
            <text:p>7</text:p>
          </table:table-cell>
          <table:table-cell table:style-name="ce1199" office:value-type="string" calcext:value-type="string">
            <text:p>kardvívás</text:p>
          </table:table-cell>
          <table:table-cell table:style-name="ce1212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Kard, mesterkard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1,5 penge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float" office:value="18" calcext:value-type="float">
            <text:p>18</text:p>
          </table:table-cell>
          <table:table-cell table:style-name="ce1144" office:value-type="float" office:value="13" calcext:value-type="float">
            <text:p>13</text:p>
          </table:table-cell>
          <table:table-cell table:style-name="ce1144" office:value-type="float" office:value="7" calcext:value-type="float">
            <text:p>7</text:p>
          </table:table-cell>
          <table:table-cell table:style-name="ce1199" office:value-type="string" calcext:value-type="string">
            <text:p>kardvívás</text:p>
          </table:table-cell>
          <table:table-cell table:style-name="ce1212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Pugoss 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number-columns-repeated="2" table:style-name="ce1148" office:value-type="float" office:value="0" calcext:value-type="float">
            <text:p>0</text:p>
          </table:table-cell>
          <table:table-cell table:style-name="ce1183"/>
          <table:table-cell table:style-name="ce1145" table:number-columns-repeated="5"/>
          <table:table-cell table:style-name="ce1199" office:value-type="string" calcext:value-type="string">
            <text:p>kardvívás</text:p>
          </table:table-cell>
          <table:table-cell table:style-name="ce1213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rövid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string" calcext:value-type="string">
            <text:p>S/V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0,5 penge</text:p>
          </table:table-cell>
          <table:table-cell table:style-name="ce1144" office:value-type="float" office:value="4" calcext:value-type="float">
            <text:p>4</text:p>
          </table:table-cell>
          <table:table-cell table:number-columns-repeated="2" table:style-name="ce1144" office:value-type="float" office:value="8" calcext:value-type="float">
            <text:p>8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8" office:value-type="string" calcext:value-type="string">
            <text:p>Kard, Slan 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6" calcext:value-type="float">
            <text:p>6</text:p>
          </table:table-cell>
          <table:table-cell table:style-name="ce1144" office:value-type="string" calcext:value-type="string">
            <text:p>V/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1,5 penge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float" office:value="19" calcext:value-type="float">
            <text:p>19</text:p>
          </table:table-cell>
          <table:table-cell table:style-name="ce1144" office:value-type="float" office:value="13" calcext:value-type="float">
            <text:p>13</text:p>
          </table:table-cell>
          <table:table-cell table:style-name="ce1144" office:value-type="float" office:value="7" calcext:value-type="float">
            <text:p>7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ard, Slan rövid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string" calcext:value-type="string">
            <text:p>V/S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0,5 penge</text:p>
          </table:table-cell>
          <table:table-cell table:style-name="ce1144" office:value-type="float" office:value="5" calcext:value-type="float">
            <text:p>5</text:p>
          </table:table-cell>
          <table:table-cell table:style-name="ce1144" office:value-type="float" office:value="11" calcext:value-type="float">
            <text:p>11</text:p>
          </table:table-cell>
          <table:table-cell table:number-columns-repeated="2" table:style-name="ce1144" office:value-type="float" office:value="5" calcext:value-type="float">
            <text:p>5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8" office:value-type="string" calcext:value-type="string">
            <text:p>Kard, Slan csatakard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string" calcext:value-type="string">
            <text:p>V/S</text:p>
          </table:table-cell>
          <table:table-cell table:style-name="ce1144" office:value-type="float" office:value="2" calcext:value-type="float">
            <text:p>2</text:p>
          </table:table-cell>
          <table:table-cell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2 penge</text:p>
          </table:table-cell>
          <table:table-cell table:style-name="ce1144" office:value-type="float" office:value="9" calcext:value-type="float">
            <text:p>9</text:p>
          </table:table-cell>
          <table:table-cell table:style-name="ce1144" office:value-type="float" office:value="23" calcext:value-type="float">
            <text:p>23</text:p>
          </table:table-cell>
          <table:table-cell table:style-name="ce1144" office:value-type="float" office:value="17" calcext:value-type="float">
            <text:p>17</text:p>
          </table:table-cell>
          <table:table-cell table:style-name="ce1144" office:value-type="float" office:value="8" calcext:value-type="float">
            <text:p>8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Kard, szably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3" calcext:value-type="float">
            <text:p>3</text:p>
          </table:table-cell>
          <table:table-cell table:style-name="ce1144" office:value-type="string" calcext:value-type="string">
            <text:p>V/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6" calcext:value-type="float">
            <text:p>6</text:p>
          </table:table-cell>
          <table:table-cell table:number-columns-repeated="2" table:style-name="ce1144" office:value-type="float" office:value="12" calcext:value-type="float">
            <text:p>12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Mara-sequor </text:p>
          </table:table-cell>
          <table:table-cell table:style-name="ce1144" office:value-type="string" calcext:value-type="string">
            <text:p>kétkezes</text:p>
          </table:table-cell>
          <table:table-cell table:style-name="ce1145" table:number-columns-repeated="2"/>
          <table:table-cell table:style-name="ce1145" office:value-type="float" office:value="0" calcext:value-type="float">
            <text:p>0</text:p>
          </table:table-cell>
          <table:table-cell table:style-name="ce1145"/>
          <table:table-cell table:style-name="ce1144" office:value-type="float" office:value="1" calcext:value-type="float">
            <text:p>1</text:p>
          </table:table-cell>
          <table:table-cell table:style-name="ce1145" table:number-columns-repeated="5"/>
          <table:table-cell table:style-name="ce1199" office:value-type="string" calcext:value-type="string">
            <text:p>kardvívás</text:p>
          </table:table-cell>
          <table:table-cell table:style-name="ce1213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Meneth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style-name="ce1145" office:value-type="float" office:value="0" calcext:value-type="float">
            <text:p>0</text:p>
          </table:table-cell>
          <table:table-cell table:style-name="ce1145" table:number-columns-repeated="7"/>
          <table:table-cell table:style-name="ce1199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redoci egyeneskard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style-name="ce1145" office:value-type="float" office:value="0" calcext:value-type="float">
            <text:p>0</text:p>
          </table:table-cell>
          <table:table-cell table:style-name="ce1145" table:number-columns-repeated="7"/>
          <table:table-cell table:style-name="ce1199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6">
          <table:table-cell/>
          <table:table-cell table:style-name="ce1128" office:value-type="string" calcext:value-type="string">
            <text:p>Sequor 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style-name="ce1145" office:value-type="float" office:value="0" calcext:value-type="float">
            <text:p>0</text:p>
          </table:table-cell>
          <table:table-cell table:style-name="ce1145" table:number-columns-repeated="7"/>
          <table:table-cell table:style-name="ce1199" office:value-type="string" calcext:value-type="string">
            <text:p>kardvívás</text:p>
          </table:table-cell>
          <table:table-cell table:style-name="ce1214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3"/>
          <table:table-cell table:style-name="ce1130" office:value-type="string" calcext:value-type="string">
            <text:p>Tőrkard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float" office:value="2" calcext:value-type="float">
            <text:p>2</text:p>
          </table:table-cell>
          <table:table-cell table:style-name="ce1146" office:value-type="string" calcext:value-type="string">
            <text:p>S</text:p>
          </table:table-cell>
          <table:table-cell table:number-columns-repeated="2" table:style-name="ce1146" office:value-type="float" office:value="0" calcext:value-type="float">
            <text:p>0</text:p>
          </table:table-cell>
          <table:table-cell table:style-name="ce1185"/>
          <table:table-cell table:style-name="ce1146" office:value-type="string" calcext:value-type="string">
            <text:p>1 penge</text:p>
          </table:table-cell>
          <table:table-cell table:style-name="ce1146" office:value-type="float" office:value="6" calcext:value-type="float">
            <text:p>6</text:p>
          </table:table-cell>
          <table:table-cell table:number-columns-repeated="2" table:style-name="ce1146" office:value-type="float" office:value="12" calcext:value-type="float">
            <text:p>12</text:p>
          </table:table-cell>
          <table:table-cell table:style-name="ce1146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12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3" table:number-columns-repeated="241"/>
        </table:table-row>
        <table:table-row table:style-name="ro1">
          <table:table-cell table:style-name="ce1119" office:value-type="string" calcext:value-type="string">
            <text:p>Pusztító fegyverek</text:p>
          </table:table-cell>
          <table:table-cell table:style-name="ce1127" office:value-type="string" calcext:value-type="string">
            <text:p>Bot, rövid</text:p>
          </table:table-cell>
          <table:table-cell table:style-name="ce1143" office:value-type="string" calcext:value-type="string">
            <text:p>egykezes</text:p>
          </table:table-cell>
          <table:table-cell table:style-name="ce1147" office:value-type="float" office:value="-3" calcext:value-type="float">
            <text:p>-3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82"/>
          <table:table-cell table:style-name="ce1147" office:value-type="string" calcext:value-type="string">
            <text:p>0,5 penge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office:value-type="float" office:value="9" calcext:value-type="float">
            <text:p>9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office:value-type="float" office:value="5" calcext:value-type="float">
            <text:p>5</text:p>
          </table:table-cell>
          <table:table-cell table:style-name="ce1199" office:value-type="string" calcext:value-type="string">
            <text:p>pusztítás</text:p>
          </table:table-cell>
          <table:table-cell table:style-name="ce1215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ot, furkós</text:p>
          </table:table-cell>
          <table:table-cell table:style-name="ce1144" office:value-type="string" calcext:value-type="string">
            <text:p>egykezes</text:p>
          </table:table-cell>
          <table:table-cell table:style-name="ce1148" office:value-type="float" office:value="-1" calcext:value-type="float">
            <text:p>-1</text:p>
          </table:table-cell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3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6">
          <table:table-cell/>
          <table:table-cell table:style-name="ce1128" office:value-type="string" calcext:value-type="string">
            <text:p>Buzogány, egykeze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5" calcext:value-type="float">
            <text:p>5</text:p>
          </table:table-cell>
          <table:table-cell table:style-name="ce1168" office:value-type="string" calcext:value-type="string">
            <text:p>Z</text:p>
          </table:table-cell>
          <table:table-cell table:number-columns-repeated="2" table:style-name="ce1144" office:value-type="float" office:value="0" calcext:value-type="float">
            <text:p>0</text:p>
          </table:table-cell>
          <table:table-cell table:style-name="ce1183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12" calcext:value-type="float">
            <text:p>12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7" calcext:value-type="float">
            <text:p>7</text:p>
          </table:table-cell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uzogány, kétkezes</text:p>
          </table:table-cell>
          <table:table-cell table:style-name="ce1144" office:value-type="string" calcext:value-type="string">
            <text:p>kétkezes</text:p>
          </table:table-cell>
          <table:table-cell table:style-name="ce1145"/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3"/>
          <table:table-cell table:style-name="ce1145" table:number-columns-repeated="5"/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uzogány, láncos</text:p>
          </table:table-cell>
          <table:table-cell table:style-name="ce1144" office:value-type="string" calcext:value-type="string">
            <text:p>egykezes</text:p>
          </table:table-cell>
          <table:table-cell table:style-name="ce1145"/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5" table:number-columns-repeated="6"/>
          <table:table-cell table:style-name="ce1199" office:value-type="string" calcext:value-type="string">
            <text:p>pusztítás</text:p>
          </table:table-cell>
          <table:table-cell table:style-name="ce1213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uzogány, shadleki</text:p>
          </table:table-cell>
          <table:table-cell table:style-name="ce1144" office:value-type="string" calcext:value-type="string">
            <text:p>??</text:p>
          </table:table-cell>
          <table:table-cell table:style-name="ce1145"/>
          <table:table-cell table:style-name="ce1148" office:value-type="string" calcext:value-type="string">
            <text:p>Z</text:p>
          </table:table-cell>
          <table:table-cell table:style-name="ce1145"/>
          <table:table-cell table:style-name="ce1148" office:value-type="float" office:value="0" calcext:value-type="float">
            <text:p>0</text:p>
          </table:table-cell>
          <table:table-cell table:style-name="ce1145" table:number-columns-repeated="6"/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uzogány, tollas</text:p>
          </table:table-cell>
          <table:table-cell table:style-name="ce1144" office:value-type="string" calcext:value-type="string">
            <text:p>egykezes</text:p>
          </table:table-cell>
          <table:table-cell table:style-name="ce1145"/>
          <table:table-cell table:style-name="ce1148" office:value-type="string" calcext:value-type="string">
            <text:p>Z</text:p>
          </table:table-cell>
          <table:table-cell table:style-name="ce1145" office:value-type="string" calcext:value-type="string">
            <text:p>!</text:p>
          </table:table-cell>
          <table:table-cell table:style-name="ce1148" office:value-type="float" office:value="0" calcext:value-type="float">
            <text:p>0</text:p>
          </table:table-cell>
          <table:table-cell table:style-name="ce1183"/>
          <table:table-cell table:style-name="ce1145" table:number-columns-repeated="5"/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Buzogány, tüskés</text:p>
          </table:table-cell>
          <table:table-cell table:style-name="ce1144" office:value-type="string" calcext:value-type="string">
            <text:p>egykezes</text:p>
          </table:table-cell>
          <table:table-cell table:style-name="ce1145" table:number-columns-repeated="2"/>
          <table:table-cell table:style-name="ce1145" office:value-type="string" calcext:value-type="string">
            <text:p>!!</text:p>
          </table:table-cell>
          <table:table-cell table:style-name="ce1148" office:value-type="float" office:value="0" calcext:value-type="float">
            <text:p>0</text:p>
          </table:table-cell>
          <table:table-cell table:style-name="ce1145" table:number-columns-repeated="6"/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38">
          <table:table-cell/>
          <table:table-cell table:style-name="ce1128" office:value-type="string" calcext:value-type="string">
            <text:p>Csatabárd, egykezes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4" calcext:value-type="float">
            <text:p>4</text:p>
          </table:table-cell>
          <table:table-cell table:style-name="ce1171" office:value-type="string" calcext:value-type="string">
            <text:p>V</text:p>
            <text:p>(néha szúrás)</text:p>
          </table:table-cell>
          <table:table-cell table:style-name="ce1144" office:value-type="string" calcext:value-type="string">
            <text:p>??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0,5 penge</text:p>
          </table:table-cell>
          <table:table-cell table:style-name="ce1144" office:value-type="float" office:value="4" calcext:value-type="float">
            <text:p>4</text:p>
          </table:table-cell>
          <table:table-cell table:number-columns-repeated="2" table:style-name="ce1144" office:value-type="float" office:value="8" calcext:value-type="float">
            <text:p>8</text:p>
          </table:table-cell>
          <table:table-cell table:style-name="ce1144" office:value-type="float" office:value="6" calcext:value-type="float">
            <text:p>6</text:p>
          </table:table-cell>
          <table:table-cell table:style-name="ce1199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Csatabárd, kétkezes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8" calcext:value-type="float">
            <text:p>8</text:p>
          </table:table-cell>
          <table:table-cell table:number-columns-repeated="2" table:style-name="ce1144" office:value-type="string" calcext:value-type="string">
            <text:p>??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1,5 penge</text:p>
          </table:table-cell>
          <table:table-cell table:style-name="ce1144" office:value-type="float" office:value="8" calcext:value-type="float">
            <text:p>8</text:p>
          </table:table-cell>
          <table:table-cell table:number-columns-repeated="2" table:style-name="ce1144" office:value-type="float" office:value="16" calcext:value-type="float">
            <text:p>16</text:p>
          </table:table-cell>
          <table:table-cell table:style-name="ce1144"/>
          <table:table-cell table:style-name="ce1199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22">
          <table:table-cell/>
          <table:table-cell table:style-name="ce1128" office:value-type="string" calcext:value-type="string">
            <text:p>Csatacsákány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3" calcext:value-type="float">
            <text:p>3</text:p>
          </table:table-cell>
          <table:table-cell table:style-name="ce1144" office:value-type="string" calcext:value-type="string">
            <text:p>S?</text:p>
          </table:table-cell>
          <table:table-cell table:style-name="ce1144" office:value-type="string" calcext:value-type="string">
            <text:p>10 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0,5 penge</text:p>
          </table:table-cell>
          <table:table-cell table:style-name="ce1144" office:value-type="float" office:value="4" calcext:value-type="float">
            <text:p>4</text:p>
          </table:table-cell>
          <table:table-cell table:number-columns-repeated="2" table:style-name="ce1144" office:value-type="float" office:value="8" calcext:value-type="float">
            <text:p>8</text:p>
          </table:table-cell>
          <table:table-cell table:style-name="ce1144"/>
          <table:table-cell table:style-name="ce1199" office:value-type="string" calcext:value-type="string">
            <text:p>pusztítás</text:p>
          </table:table-cell>
          <table:table-cell table:style-name="ce1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3"/>
          <table:table-cell table:style-name="ce1130" office:value-type="string" calcext:value-type="string">
            <text:p>Harci kalapács</text:p>
          </table:table-cell>
          <table:table-cell table:style-name="ce1146" office:value-type="string" calcext:value-type="string">
            <text:p>??</text:p>
          </table:table-cell>
          <table:table-cell table:style-name="ce1156"/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56" table:number-columns-repeated="6"/>
          <table:table-cell table:style-name="ce1200" office:value-type="string" calcext:value-type="string">
            <text:p>pusztítás</text:p>
          </table:table-cell>
          <table:table-cell table:style-name="ce1213"/>
          <table:table-cell table:style-name="ce453" table:number-columns-repeated="241"/>
        </table:table-row>
        <table:table-row table:style-name="ro1">
          <table:table-cell table:style-name="ce1120" office:value-type="string" calcext:value-type="string">
            <text:p>Lándzsavívó fegyverek</text:p>
          </table:table-cell>
          <table:table-cell table:style-name="ce1131" office:value-type="string" calcext:value-type="string">
            <text:p>Alabárd</text:p>
          </table:table-cell>
          <table:table-cell table:style-name="ce1147" office:value-type="string" calcext:value-type="string">
            <text:p>kétkezes</text:p>
          </table:table-cell>
          <table:table-cell table:style-name="ce1147" office:value-type="float" office:value="4" calcext:value-type="float">
            <text:p>4</text:p>
          </table:table-cell>
          <table:table-cell table:style-name="ce1147" office:value-type="string" calcext:value-type="string">
            <text:p>S+Z/V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office:value-type="float" office:value="0" calcext:value-type="float">
            <text:p>0</text:p>
          </table:table-cell>
          <table:table-cell table:style-name="ce1147"/>
          <table:table-cell table:style-name="ce1148" office:value-type="string" calcext:value-type="string">
            <text:p>3 penge</text:p>
          </table:table-cell>
          <table:table-cell table:style-name="ce1147" office:value-type="float" office:value="12" calcext:value-type="float">
            <text:p>12</text:p>
          </table:table-cell>
          <table:table-cell table:number-columns-repeated="2" table:style-name="ce1147" office:value-type="float" office:value="28" calcext:value-type="float">
            <text:p>28</text:p>
          </table:table-cell>
          <table:table-cell table:style-name="ce1147" office:value-type="float" office:value="8" calcext:value-type="float">
            <text:p>8</text:p>
          </table:table-cell>
          <table:table-cell table:style-name="ce1201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style-name="ce623" table:number-columns-repeated="241"/>
        </table:table-row>
        <table:table-row table:style-name="ro26">
          <table:table-cell table:style-name="ce623"/>
          <table:table-cell table:style-name="ce1132" office:value-type="string" calcext:value-type="string">
            <text:p>Bot, hosszú</text:p>
          </table:table-cell>
          <table:table-cell table:style-name="ce1148" office:value-type="string" calcext:value-type="string">
            <text:p>kétkezes</text:p>
          </table:table-cell>
          <table:table-cell table:style-name="ce1157" office:value-type="float" office:value="1" calcext:value-type="float">
            <text:p>1</text:p>
          </table:table-cell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2 penge</text:p>
          </table:table-cell>
          <table:table-cell table:style-name="ce1148" office:value-type="float" office:value="14" calcext:value-type="float">
            <text:p>14</text:p>
          </table:table-cell>
          <table:table-cell table:style-name="ce1148" office:value-type="float" office:value="16" calcext:value-type="float">
            <text:p>16</text:p>
          </table:table-cell>
          <table:table-cell table:style-name="ce1148" office:value-type="float" office:value="24" calcext:value-type="float">
            <text:p>24</text:p>
          </table:table-cell>
          <table:table-cell table:style-name="ce1148" office:value-type="float" office:value="6" calcext:value-type="float">
            <text:p>6</text:p>
          </table:table-cell>
          <table:table-cell table:style-name="ce1201" office:value-type="string" calcext:value-type="string">
            <text:p>lándzsavívás</text:p>
          </table:table-cell>
          <table:table-cell table:style-name="ce623" table:number-columns-repeated="242"/>
        </table:table-row>
        <table:table-row table:style-name="ro38">
          <table:table-cell table:style-name="ce623"/>
          <table:table-cell table:style-name="ce1132" office:value-type="string" calcext:value-type="string">
            <text:p>Lándzsa</text:p>
          </table:table-cell>
          <table:table-cell table:style-name="ce1148" office:value-type="string" calcext:value-type="string">
            <text:p>kétkezes</text:p>
          </table:table-cell>
          <table:table-cell table:style-name="ce1158" office:value-type="float" office:value="2" calcext:value-type="float">
            <text:p>2</text:p>
          </table:table-cell>
          <table:table-cell table:style-name="ce1148" office:value-type="string" calcext:value-type="string">
            <text:p>S</text:p>
          </table:table-cell>
          <table:table-cell table:style-name="ce1148" office:value-type="string" calcext:value-type="string">
            <text:p>4/0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2 penge</text:p>
          </table:table-cell>
          <table:table-cell table:style-name="ce1148" office:value-type="float" office:value="14" calcext:value-type="float">
            <text:p>14</text:p>
          </table:table-cell>
          <table:table-cell table:number-columns-repeated="2" table:style-name="ce1148" office:value-type="float" office:value="32" calcext:value-type="float">
            <text:p>32</text:p>
          </table:table-cell>
          <table:table-cell table:style-name="ce1148" office:value-type="float" office:value="6" calcext:value-type="float">
            <text:p>6</text:p>
          </table:table-cell>
          <table:table-cell table:style-name="ce1201" office:value-type="string" calcext:value-type="string">
            <text:p>lándzsavívás</text:p>
          </table:table-cell>
          <table:table-cell table:style-name="ce1217" office:value-type="string" calcext:value-type="string">
            <text:p>Keskeny: +2</text:p>
            <text:p>Széles hegyű: +2</text:p>
          </table:table-cell>
          <table:table-cell table:style-name="ce623" table:number-columns-repeated="241"/>
        </table:table-row>
        <table:table-row table:style-name="ro38">
          <table:table-cell table:style-name="ce623"/>
          <table:table-cell table:style-name="ce1132" office:value-type="string" calcext:value-type="string">
            <text:p>Pika</text:p>
          </table:table-cell>
          <table:table-cell table:style-name="ce1148" office:value-type="string" calcext:value-type="string">
            <text:p>kétkezes</text:p>
          </table:table-cell>
          <table:table-cell table:style-name="ce1158" office:value-type="float" office:value="2" calcext:value-type="float">
            <text:p>2</text:p>
          </table:table-cell>
          <table:table-cell table:style-name="ce1148" office:value-type="string" calcext:value-type="string">
            <text:p>S</text:p>
          </table:table-cell>
          <table:table-cell table:style-name="ce1148" office:value-type="string" calcext:value-type="string">
            <text:p>4/0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4 penge</text:p>
          </table:table-cell>
          <table:table-cell table:style-name="ce1148" office:value-type="float" office:value="18" calcext:value-type="float">
            <text:p>18</text:p>
          </table:table-cell>
          <table:table-cell table:number-columns-repeated="2" table:style-name="ce1148" office:value-type="float" office:value="40" calcext:value-type="float">
            <text:p>40</text:p>
          </table:table-cell>
          <table:table-cell table:style-name="ce1148" office:value-type="float" office:value="9" calcext:value-type="float">
            <text:p>9</text:p>
          </table:table-cell>
          <table:table-cell table:style-name="ce1201" office:value-type="string" calcext:value-type="string">
            <text:p>lándzsavívás</text:p>
          </table:table-cell>
          <table:table-cell table:style-name="ce1217" office:value-type="string" calcext:value-type="string">
            <text:p>Keskeny: +2</text:p>
            <text:p>Széles hegyű: +2</text:p>
          </table:table-cell>
          <table:table-cell table:style-name="ce623" table:number-columns-repeated="241"/>
        </table:table-row>
        <table:table-row table:style-name="ro1">
          <table:table-cell table:style-name="ce623"/>
          <table:table-cell table:style-name="ce1132" office:value-type="string" calcext:value-type="string">
            <text:p>Szigony, egykeze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2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14" calcext:value-type="float">
            <text:p>14</text:p>
          </table:table-cell>
          <table:table-cell table:style-name="ce1148" office:value-type="float" office:value="7" calcext:value-type="float">
            <text:p>7</text:p>
          </table:table-cell>
          <table:table-cell table:style-name="ce1201" office:value-type="string" calcext:value-type="string">
            <text:p>lándzsavívás</text:p>
          </table:table-cell>
          <table:table-cell table:style-name="ce623" table:number-columns-repeated="242"/>
        </table:table-row>
        <table:table-row table:style-name="ro1">
          <table:table-cell table:style-name="ce1122"/>
          <table:table-cell table:style-name="ce1133" office:value-type="string" calcext:value-type="string">
            <text:p>Szigony, kétkezes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3 penge</text:p>
          </table:table-cell>
          <table:table-cell table:style-name="ce1149" office:value-type="float" office:value="10" calcext:value-type="float">
            <text:p>10</text:p>
          </table:table-cell>
          <table:table-cell table:style-name="ce1149" office:value-type="float" office:value="22" calcext:value-type="float">
            <text:p>22</text:p>
          </table:table-cell>
          <table:table-cell table:style-name="ce1149" office:value-type="float" office:value="26" calcext:value-type="float">
            <text:p>26</text:p>
          </table:table-cell>
          <table:table-cell table:style-name="ce1149" office:value-type="float" office:value="8" calcext:value-type="float">
            <text:p>8</text:p>
          </table:table-cell>
          <table:table-cell table:style-name="ce1202" office:value-type="string" calcext:value-type="string">
            <text:p>lándzsavívás</text:p>
          </table:table-cell>
          <table:table-cell table:style-name="ce112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3"/>
          <table:table-cell table:style-name="ce1123" office:value-type="string" calcext:value-type="string">
            <text:p>Fegyver</text:p>
          </table:table-cell>
          <table:table-cell table:style-name="ce1150" office:value-type="string" calcext:value-type="string">
            <text:p>Forgatás módja</text:p>
          </table:table-cell>
          <table:table-cell table:style-name="ce1123" office:value-type="string" calcext:value-type="string">
            <text:p>SP</text:p>
          </table:table-cell>
          <table:table-cell table:style-name="ce1150" office:value-type="string" calcext:value-type="string">
            <text:p>Sebzés módja</text:p>
          </table:table-cell>
          <table:table-cell table:style-name="ce1123" office:value-type="string" calcext:value-type="string">
            <text:p>Átütés</text:p>
          </table:table-cell>
          <table:table-cell table:style-name="ce1123" table:number-columns-repeated="2"/>
          <table:table-cell table:style-name="ce1123" office:value-type="string" calcext:value-type="string">
            <text:p>Hatótáv</text:p>
          </table:table-cell>
          <table:table-cell table:style-name="ce1123" office:value-type="string" calcext:value-type="string">
            <text:p>KÉ</text:p>
          </table:table-cell>
          <table:table-cell table:style-name="ce1123" office:value-type="string" calcext:value-type="string">
            <text:p>CÉ</text:p>
          </table:table-cell>
          <table:table-cell table:style-name="ce1123" office:value-type="string" calcext:value-type="string">
            <text:p>Osztó</text:p>
          </table:table-cell>
          <table:table-cell table:style-name="ce1190" office:value-type="string" calcext:value-type="string">
            <text:p>Sebesség</text:p>
          </table:table-cell>
          <table:table-cell table:style-name="ce1123" office:value-type="string" calcext:value-type="string">
            <text:p>Harcmodor</text:p>
          </table:table-cell>
          <table:table-cell table:style-name="ce1123" table:number-columns-repeated="242"/>
        </table:table-row>
        <table:table-row table:style-name="ro1">
          <table:table-cell table:style-name="ce1119" office:value-type="string" calcext:value-type="string">
            <text:p>Szál-hajítófegyverek</text:p>
          </table:table-cell>
          <table:table-cell table:style-name="ce1134" office:value-type="string" calcext:value-type="string">
            <text:p><text:s/>__</text:p>
          </table:table-cell>
          <table:table-cell table:number-columns-repeated="2" table:style-name="ce1151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3"/>
          <table:table-cell table:number-columns-repeated="3" table:style-name="ce1134" office:value-type="string" calcext:value-type="string">
            <text:p>x</text:p>
          </table:table-cell>
          <table:table-cell table:style-name="ce1152" office:value-type="string" calcext:value-type="string">
            <text:p>x</text:p>
          </table:table-cell>
          <table:table-cell table:style-name="ce1203" office:value-type="string" calcext:value-type="string">
            <text:p>x</text:p>
          </table:table-cell>
          <table:table-cell/>
          <table:table-cell table:style-name="ce1247" table:number-columns-repeated="241"/>
        </table:table-row>
        <table:table-row table:style-name="ro1">
          <table:table-cell/>
          <table:table-cell table:style-name="ce1135" office:value-type="string" calcext:value-type="string">
            <text:p>Könnyű kopja</text:p>
          </table:table-cell>
          <table:table-cell table:style-name="ce1152" office:value-type="string" calcext:value-type="string">
            <text:p>kétkezes</text:p>
          </table:table-cell>
          <table:table-cell table:style-name="ce1159"/>
          <table:table-cell table:style-name="ce1160" table:number-columns-repeated="2"/>
          <table:table-cell table:style-name="ce1178"/>
          <table:table-cell table:style-name="ce1134"/>
          <table:table-cell table:style-name="ce1178" office:value-type="string" calcext:value-type="string">
            <text:p>60m</text:p>
          </table:table-cell>
          <table:table-cell table:style-name="ce1160" table:number-columns-repeated="2"/>
          <table:table-cell table:style-name="ce1135" office:value-type="float" office:value="1" calcext:value-type="float">
            <text:p>1</text:p>
          </table:table-cell>
          <table:table-cell table:style-name="ce1191" office:value-type="float" office:value="9" calcext:value-type="float">
            <text:p>9</text:p>
          </table:table-cell>
          <table:table-cell table:style-name="ce1199" office:value-type="string" calcext:value-type="string">
            <text:p>hajítás</text:p>
          </table:table-cell>
          <table:table-cell table:style-name="ce1218" office:value-type="string" calcext:value-type="string">
            <text:p>Követelmény: Erő +3</text:p>
          </table:table-cell>
          <table:table-cell table:style-name="ce1287" table:number-columns-repeated="241"/>
        </table:table-row>
        <table:table-row table:style-name="ro1">
          <table:table-cell/>
          <table:table-cell table:style-name="ce1135" office:value-type="string" calcext:value-type="string">
            <text:p>Lándzsa</text:p>
          </table:table-cell>
          <table:table-cell table:style-name="ce1137" office:value-type="string" calcext:value-type="string">
            <text:p>egykezes</text:p>
          </table:table-cell>
          <table:table-cell table:style-name="ce1160" table:number-columns-repeated="3"/>
          <table:table-cell table:style-name="ce1178"/>
          <table:table-cell table:style-name="ce1134"/>
          <table:table-cell table:style-name="ce1178" office:value-type="string" calcext:value-type="string">
            <text:p>60m</text:p>
          </table:table-cell>
          <table:table-cell table:style-name="ce1160" table:number-columns-repeated="2"/>
          <table:table-cell table:style-name="ce1135" office:value-type="float" office:value="1" calcext:value-type="float">
            <text:p>1</text:p>
          </table:table-cell>
          <table:table-cell table:style-name="ce1192" office:value-type="float" office:value="8" calcext:value-type="float">
            <text:p>8</text:p>
          </table:table-cell>
          <table:table-cell table:style-name="ce1199" office:value-type="string" calcext:value-type="string">
            <text:p>hajítás</text:p>
          </table:table-cell>
          <table:table-cell table:style-name="ce121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3"/>
          <table:table-cell table:style-name="ce1136" office:value-type="string" calcext:value-type="string">
            <text:p>Dárda, hajító</text:p>
          </table:table-cell>
          <table:table-cell table:style-name="ce1136" office:value-type="string" calcext:value-type="string">
            <text:p>egykezes</text:p>
          </table:table-cell>
          <table:table-cell table:style-name="ce1161" table:number-columns-repeated="3"/>
          <table:table-cell table:style-name="ce1179"/>
          <table:table-cell table:style-name="ce1164"/>
          <table:table-cell table:style-name="ce1179" office:value-type="string" calcext:value-type="string">
            <text:p>60m</text:p>
          </table:table-cell>
          <table:table-cell table:style-name="ce1161" table:number-columns-repeated="2"/>
          <table:table-cell table:style-name="ce1189" office:value-type="float" office:value="2" calcext:value-type="float">
            <text:p>2</text:p>
          </table:table-cell>
          <table:table-cell table:style-name="ce1193" office:value-type="float" office:value="7" calcext:value-type="float">
            <text:p>7</text:p>
          </table:table-cell>
          <table:table-cell table:style-name="ce1200" office:value-type="string" calcext:value-type="string">
            <text:p>hajítás</text:p>
          </table:table-cell>
          <table:table-cell table:style-name="ce1239" office:value-type="string" calcext:value-type="string">
            <text:p>Követelmény: Erő +0</text:p>
          </table:table-cell>
          <table:table-cell table:style-name="ce1239"/>
          <table:table-cell table:style-name="ce453" table:number-columns-repeated="240"/>
        </table:table-row>
        <table:table-row table:style-name="ro1">
          <table:table-cell table:style-name="ce1119" office:value-type="string" calcext:value-type="string">
            <text:p>Hajítófegyverek</text:p>
          </table:table-cell>
          <table:table-cell table:style-name="ce1137" office:value-type="string" calcext:value-type="string">
            <text:p>Bola</text:p>
          </table:table-cell>
          <table:table-cell table:style-name="ce1137" office:value-type="string" calcext:value-type="string">
            <text:p>egykezes</text:p>
          </table:table-cell>
          <table:table-cell table:number-columns-repeated="2" table:style-name="ce1162" office:value-type="string" calcext:value-type="string">
            <text:p>-</text:p>
          </table:table-cell>
          <table:table-cell table:style-name="ce1162" office:value-type="float" office:value="0" calcext:value-type="float">
            <text:p>0</text:p>
          </table:table-cell>
          <table:table-cell table:style-name="ce1162"/>
          <table:table-cell table:style-name="ce1134"/>
          <table:table-cell table:style-name="ce1162" office:value-type="string" calcext:value-type="string">
            <text:p>20m</text:p>
          </table:table-cell>
          <table:table-cell table:style-name="ce1153"/>
          <table:table-cell table:style-name="ce1162" office:value-type="float" office:value="2" calcext:value-type="float">
            <text:p>2</text:p>
          </table:table-cell>
          <table:table-cell table:style-name="ce1137" office:value-type="float" office:value="1" calcext:value-type="float">
            <text:p>1</text:p>
          </table:table-cell>
          <table:table-cell table:style-name="ce1194" office:value-type="float" office:value="10" calcext:value-type="float">
            <text:p>10</text:p>
          </table:table-cell>
          <table:table-cell table:style-name="ce1199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ajítóbárd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float" office:value="2" calcext:value-type="float">
            <text:p>2</text:p>
          </table:table-cell>
          <table:table-cell table:style-name="ce1163" office:value-type="string" calcext:value-type="string">
            <text:p>Z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20m</text:p>
          </table:table-cell>
          <table:table-cell table:style-name="ce1176"/>
          <table:table-cell table:style-name="ce1163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95" office:value-type="float" office:value="6" calcext:value-type="float">
            <text:p>6</text:p>
          </table:table-cell>
          <table:table-cell table:style-name="ce1199" office:value-type="string" calcext:value-type="string">
            <text:p>hajítás</text:p>
          </table:table-cell>
          <table:table-cell table:style-name="ce121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39">
          <table:table-cell table:style-name="ce1124"/>
          <table:table-cell table:style-name="ce1139" office:value-type="string" calcext:value-type="string">
            <text:p>Hajítótőr</text:p>
          </table:table-cell>
          <table:table-cell table:style-name="ce1139" office:value-type="string" calcext:value-type="string">
            <text:p>egykezes</text:p>
          </table:table-cell>
          <table:table-cell table:style-name="ce1139" office:value-type="float" office:value="0" calcext:value-type="float">
            <text:p>0</text:p>
          </table:table-cell>
          <table:table-cell table:style-name="ce1172" office:value-type="string" calcext:value-type="string">
            <text:p>S</text:p>
          </table:table-cell>
          <table:table-cell table:style-name="ce1172" office:value-type="float" office:value="0" calcext:value-type="float">
            <text:p>0</text:p>
          </table:table-cell>
          <table:table-cell table:style-name="ce1172"/>
          <table:table-cell table:style-name="ce1186"/>
          <table:table-cell table:style-name="ce1172" office:value-type="string" calcext:value-type="string">
            <text:p>15m</text:p>
          </table:table-cell>
          <table:table-cell table:style-name="ce1172" office:value-type="float" office:value="12" calcext:value-type="float">
            <text:p>12</text:p>
          </table:table-cell>
          <table:table-cell table:style-name="ce1172" office:value-type="float" office:value="4" calcext:value-type="float">
            <text:p>4</text:p>
          </table:table-cell>
          <table:table-cell table:style-name="ce1139" office:value-type="float" office:value="2" calcext:value-type="float">
            <text:p>2</text:p>
          </table:table-cell>
          <table:table-cell table:style-name="ce1196" office:value-type="float" office:value="5" calcext:value-type="float">
            <text:p>5</text:p>
          </table:table-cell>
          <table:table-cell table:style-name="ce1204" office:value-type="string" calcext:value-type="string">
            <text:p>hajítás</text:p>
          </table:table-cell>
          <table:table-cell table:style-name="ce124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69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ő, alma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float" office:value="-10" calcext:value-type="float">
            <text:p>-10</text:p>
          </table:table-cell>
          <table:table-cell table:style-name="ce1163" office:value-type="string" calcext:value-type="string">
            <text:p>Z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20m</text:p>
          </table:table-cell>
          <table:table-cell table:style-name="ce1163" office:value-type="float" office:value="8" calcext:value-type="float">
            <text:p>8</text:p>
          </table:table-cell>
          <table:table-cell table:style-name="ce1163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95" office:value-type="float" office:value="5" calcext:value-type="float">
            <text:p>5</text:p>
          </table:table-cell>
          <table:table-cell table:style-name="ce1199" office:value-type="string" calcext:value-type="string">
            <text:p>hajítás</text:p>
          </table:table-cell>
          <table:table-cell table:style-name="ce124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Parittya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 office:value-type="string" calcext:value-type="string">
            <text:p>Z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70m</text:p>
          </table:table-cell>
          <table:table-cell table:number-columns-repeated="2" table:style-name="ce1163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95" office:value-type="float" office:value="9" calcext:value-type="float">
            <text:p>9</text:p>
          </table:table-cell>
          <table:table-cell table:style-name="ce1199" office:value-type="string" calcext:value-type="string">
            <text:p>hajítás</text:p>
          </table:table-cell>
          <table:table-cell table:style-name="ce12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Ramiera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10m</text:p>
          </table:table-cell>
          <table:table-cell table:style-name="ce1176"/>
          <table:table-cell table:style-name="ce1163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195" office:value-type="float" office:value="6" calcext:value-type="float">
            <text:p>6</text:p>
          </table:table-cell>
          <table:table-cell table:style-name="ce1199" office:value-type="string" calcext:value-type="string">
            <text:p>hajítás</text:p>
          </table:table-cell>
          <table:table-cell table:style-name="ce121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lan csillag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float" office:value="-5" calcext:value-type="float">
            <text:p>-5</text:p>
          </table:table-cell>
          <table:table-cell table:style-name="ce116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15m</text:p>
          </table:table-cell>
          <table:table-cell table:style-name="ce1176"/>
          <table:table-cell table:style-name="ce1163" office:value-type="float" office:value="3" calcext:value-type="float">
            <text:p>3</text:p>
          </table:table-cell>
          <table:table-cell table:style-name="ce1138" office:value-type="float" office:value="1" calcext:value-type="float">
            <text:p>1</text:p>
          </table:table-cell>
          <table:table-cell table:style-name="ce1195" office:value-type="float" office:value="4" calcext:value-type="float">
            <text:p>4</text:p>
          </table:table-cell>
          <table:table-cell table:style-name="ce1199" office:value-type="string" calcext:value-type="string">
            <text:p>hajítás</text:p>
          </table:table-cell>
          <table:table-cell table:style-name="ce1219"/>
          <table:table-cell table:number-columns-repeated="241"/>
        </table:table-row>
        <table:table-row table:style-name="ro1">
          <table:table-cell table:style-name="ce453"/>
          <table:table-cell table:style-name="ce1140" office:value-type="string" calcext:value-type="string">
            <text:p>Tőr</text:p>
          </table:table-cell>
          <table:table-cell table:style-name="ce1140" office:value-type="string" calcext:value-type="string">
            <text:p>egykezes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office:value-type="string" calcext:value-type="string">
            <text:p>S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table:number-columns-repeated="2"/>
          <table:table-cell table:style-name="ce1164" office:value-type="string" calcext:value-type="string">
            <text:p>10m</text:p>
          </table:table-cell>
          <table:table-cell table:style-name="ce1187"/>
          <table:table-cell table:style-name="ce1164" office:value-type="float" office:value="2" calcext:value-type="float">
            <text:p>2</text:p>
          </table:table-cell>
          <table:table-cell table:style-name="ce1140" office:value-type="float" office:value="2" calcext:value-type="float">
            <text:p>2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453" table:number-columns-repeated="242"/>
        </table:table-row>
        <table:table-row table:style-name="ro1">
          <table:table-cell table:style-name="ce1119" office:value-type="string" calcext:value-type="string">
            <text:p>Egyéb hajítófegyverek</text:p>
          </table:table-cell>
          <table:table-cell table:style-name="ce1137" office:value-type="string" calcext:value-type="string">
            <text:p>Dobóháló</text:p>
          </table:table-cell>
          <table:table-cell table:style-name="ce1153"/>
          <table:table-cell table:number-columns-repeated="2" table:style-name="ce1162" office:value-type="string" calcext:value-type="string">
            <text:p>-</text:p>
          </table:table-cell>
          <table:table-cell table:style-name="ce1162" office:value-type="float" office:value="0" calcext:value-type="float">
            <text:p>0</text:p>
          </table:table-cell>
          <table:table-cell table:style-name="ce1162"/>
          <table:table-cell table:style-name="ce1134"/>
          <table:table-cell table:style-name="ce1162" office:value-type="string" calcext:value-type="string">
            <text:p>4m</text:p>
          </table:table-cell>
          <table:table-cell table:style-name="ce1153"/>
          <table:table-cell table:style-name="ce1162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94" office:value-type="float" office:value="10" calcext:value-type="float">
            <text:p>10</text:p>
          </table:table-cell>
          <table:table-cell table:style-name="ce1199" office:value-type="string" calcext:value-type="string">
            <text:p>hajítás</text:p>
          </table:table-cell>
          <table:table-cell table:style-name="ce1242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öpeny</text:p>
          </table:table-cell>
          <table:table-cell table:style-name="ce1138" office:value-type="string" calcext:value-type="string">
            <text:p>egykezes</text:p>
          </table:table-cell>
          <table:table-cell table:number-columns-repeated="2" table:style-name="ce1163" office:value-type="string" calcext:value-type="string">
            <text:p>-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4m</text:p>
          </table:table-cell>
          <table:table-cell table:style-name="ce1176"/>
          <table:table-cell table:style-name="ce1163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98"/>
          <table:table-cell table:style-name="ce119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3"/>
          <table:table-cell table:style-name="ce1140" office:value-type="string" calcext:value-type="string">
            <text:p>Lasszó</text:p>
          </table:table-cell>
          <table:table-cell table:style-name="ce1140" office:value-type="string" calcext:value-type="string">
            <text:p>egykezes</text:p>
          </table:table-cell>
          <table:table-cell table:number-columns-repeated="2" table:style-name="ce1164" office:value-type="string" calcext:value-type="string">
            <text:p>-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table:number-columns-repeated="2"/>
          <table:table-cell table:style-name="ce1164" office:value-type="string" calcext:value-type="string">
            <text:p>10m</text:p>
          </table:table-cell>
          <table:table-cell table:style-name="ce1187"/>
          <table:table-cell table:style-name="ce1164" office:value-type="float" office:value="0" calcext:value-type="float">
            <text:p>0</text:p>
          </table:table-cell>
          <table:table-cell table:style-name="ce1140" office:value-type="float" office:value="1" calcext:value-type="float">
            <text:p>1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42" office:value-type="string" calcext:value-type="string">
            <text:p>Sebesülés az esés következtében lehet.</text:p>
          </table:table-cell>
          <table:table-cell table:style-name="ce453" table:number-columns-repeated="241"/>
        </table:table-row>
        <table:table-row table:style-name="ro11">
          <table:table-cell table:style-name="ce1119" office:value-type="string" calcext:value-type="string">
            <text:p>Íjász lőfegyverek</text:p>
          </table:table-cell>
          <table:table-cell table:style-name="ce1137" office:value-type="string" calcext:value-type="string">
            <text:p>Rövid íj</text:p>
          </table:table-cell>
          <table:table-cell table:style-name="ce1137" office:value-type="string" calcext:value-type="string">
            <text:p>kétkezes</text:p>
          </table:table-cell>
          <table:table-cell table:style-name="ce1162" office:value-type="float" office:value="1" calcext:value-type="float">
            <text:p>1</text:p>
          </table:table-cell>
          <table:table-cell table:style-name="ce1162" office:value-type="string" calcext:value-type="string">
            <text:p>S</text:p>
          </table:table-cell>
          <table:table-cell table:style-name="ce1175" office:value-type="float" office:value="0" calcext:value-type="float">
            <text:p>0</text:p>
          </table:table-cell>
          <table:table-cell table:style-name="ce1175"/>
          <table:table-cell table:style-name="ce1134"/>
          <table:table-cell table:style-name="ce1162"/>
          <table:table-cell table:style-name="ce1153"/>
          <table:table-cell table:style-name="ce1162" office:value-type="float" office:value="10" calcext:value-type="float">
            <text:p>10</text:p>
          </table:table-cell>
          <table:table-cell table:style-name="ce1137" office:value-type="float" office:value="2" calcext:value-type="float">
            <text:p>2</text:p>
          </table:table-cell>
          <table:table-cell table:style-name="ce1194" office:value-type="float" office:value="5" calcext:value-type="float">
            <text:p>5</text:p>
          </table:table-cell>
          <table:table-cell table:style-name="ce1199" office:value-type="string" calcext:value-type="string">
            <text:p>íjászat</text:p>
          </table:table-cell>
          <table:table-cell table:style-name="ce124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Hosszú íj</text:p>
          </table:table-cell>
          <table:table-cell table:style-name="ce1138" office:value-type="string" calcext:value-type="string">
            <text:p>kétkezes</text:p>
          </table:table-cell>
          <table:table-cell table:style-name="ce1163" office:value-type="float" office:value="3" calcext:value-type="float">
            <text:p>3</text:p>
          </table:table-cell>
          <table:table-cell table:style-name="ce116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/>
          <table:table-cell table:style-name="ce1176"/>
          <table:table-cell table:style-name="ce1163" office:value-type="float" office:value="12" calcext:value-type="float">
            <text:p>12</text:p>
          </table:table-cell>
          <table:table-cell table:style-name="ce1138" office:value-type="float" office:value="3" calcext:value-type="float">
            <text:p>3</text:p>
          </table:table-cell>
          <table:table-cell table:style-name="ce1195" office:value-type="float" office:value="7" calcext:value-type="float">
            <text:p>7</text:p>
          </table:table-cell>
          <table:table-cell table:style-name="ce1199" office:value-type="string" calcext:value-type="string">
            <text:p>íjászat</text:p>
          </table:table-cell>
          <table:table-cell table:style-name="ce12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Visszacsapó íj</text:p>
          </table:table-cell>
          <table:table-cell table:style-name="ce1138" office:value-type="string" calcext:value-type="string">
            <text:p>kétkezes</text:p>
          </table:table-cell>
          <table:table-cell table:style-name="ce1163" office:value-type="float" office:value="4" calcext:value-type="float">
            <text:p>4</text:p>
          </table:table-cell>
          <table:table-cell table:style-name="ce1163" office:value-type="string" calcext:value-type="string">
            <text:p>S</text:p>
          </table:table-cell>
          <table:table-cell table:style-name="ce1176"/>
          <table:table-cell table:style-name="ce1163"/>
          <table:table-cell table:style-name="ce1134"/>
          <table:table-cell table:style-name="ce1163"/>
          <table:table-cell table:style-name="ce1176"/>
          <table:table-cell table:style-name="ce1163" office:value-type="float" office:value="10" calcext:value-type="float">
            <text:p>10</text:p>
          </table:table-cell>
          <table:table-cell table:style-name="ce1138" office:value-type="float" office:value="3" calcext:value-type="float">
            <text:p>3</text:p>
          </table:table-cell>
          <table:table-cell table:style-name="ce1195" office:value-type="float" office:value="7" calcext:value-type="float">
            <text:p>7</text:p>
          </table:table-cell>
          <table:table-cell table:style-name="ce1199" office:value-type="string" calcext:value-type="string">
            <text:p>íjászat</text:p>
          </table:table-cell>
          <table:table-cell table:style-name="ce12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Elf íj</text:p>
          </table:table-cell>
          <table:table-cell table:style-name="ce1138" office:value-type="string" calcext:value-type="string">
            <text:p>kétkezes</text:p>
          </table:table-cell>
          <table:table-cell table:style-name="ce1163" office:value-type="float" office:value="4" calcext:value-type="float">
            <text:p>4</text:p>
          </table:table-cell>
          <table:table-cell table:style-name="ce1163" office:value-type="string" calcext:value-type="string">
            <text:p>S</text:p>
          </table:table-cell>
          <table:table-cell table:style-name="ce1177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72"/>
          <table:table-cell table:style-name="ce1177" office:value-type="float" office:value="5" calcext:value-type="float">
            <text:p>5</text:p>
          </table:table-cell>
          <table:table-cell table:style-name="ce1163" office:value-type="float" office:value="13" calcext:value-type="float">
            <text:p>13</text:p>
          </table:table-cell>
          <table:table-cell table:style-name="ce1138" office:value-type="float" office:value="4" calcext:value-type="float">
            <text:p>4</text:p>
          </table:table-cell>
          <table:table-cell table:style-name="ce1195" office:value-type="float" office:value="6" calcext:value-type="float">
            <text:p>6</text:p>
          </table:table-cell>
          <table:table-cell table:style-name="ce1199" office:value-type="string" calcext:value-type="string">
            <text:p>íjászat</text:p>
          </table:table-cell>
          <table:table-cell table:style-name="ce12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Fúvócső, kicsi</text:p>
          </table:table-cell>
          <table:table-cell table:style-name="ce1138" office:value-type="string" calcext:value-type="string">
            <text:p>egykezes</text:p>
          </table:table-cell>
          <table:table-cell table:style-name="ce1163" office:value-type="string" calcext:value-type="string">
            <text:p>spec</text:p>
          </table:table-cell>
          <table:table-cell table:style-name="ce116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/>
          <table:table-cell table:style-name="ce1176"/>
          <table:table-cell table:style-name="ce1163" office:value-type="float" office:value="8" calcext:value-type="float">
            <text:p>8</text:p>
          </table:table-cell>
          <table:table-cell table:style-name="ce1138" office:value-type="float" office:value="1" calcext:value-type="float">
            <text:p>1</text:p>
          </table:table-cell>
          <table:table-cell table:style-name="ce1195" office:value-type="float" office:value="8" calcext:value-type="float">
            <text:p>8</text:p>
          </table:table-cell>
          <table:table-cell table:style-name="ce1199" office:value-type="string" calcext:value-type="string">
            <text:p>íjászat</text:p>
          </table:table-cell>
          <table:table-cell table:style-name="ce124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3"/>
          <table:table-cell table:style-name="ce1140" office:value-type="string" calcext:value-type="string">
            <text:p>Fúvócső, vadász</text:p>
          </table:table-cell>
          <table:table-cell table:style-name="ce1140" office:value-type="string" calcext:value-type="string">
            <text:p>kétkezes</text:p>
          </table:table-cell>
          <table:table-cell table:style-name="ce1164" office:value-type="float" office:value="-10" calcext:value-type="float">
            <text:p>-10</text:p>
          </table:table-cell>
          <table:table-cell table:style-name="ce1164" office:value-type="string" calcext:value-type="string">
            <text:p>S</text:p>
          </table:table-cell>
          <table:table-cell table:style-name="ce1164" office:value-type="float" office:value="0" calcext:value-type="float">
            <text:p>0</text:p>
          </table:table-cell>
          <table:table-cell table:style-name="ce1164" table:number-columns-repeated="3"/>
          <table:table-cell table:style-name="ce1187"/>
          <table:table-cell table:style-name="ce1164" office:value-type="float" office:value="10" calcext:value-type="float">
            <text:p>10</text:p>
          </table:table-cell>
          <table:table-cell table:style-name="ce1140" office:value-type="float" office:value="1" calcext:value-type="float">
            <text:p>1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íjászat</text:p>
          </table:table-cell>
          <table:table-cell table:style-name="ce1245"/>
          <table:table-cell table:style-name="ce453" table:number-columns-repeated="241"/>
        </table:table-row>
        <table:table-row table:style-name="ro1">
          <table:table-cell table:style-name="ce1119" office:value-type="string" calcext:value-type="string">
            <text:p>Lövész lőfegyverek</text:p>
          </table:table-cell>
          <table:table-cell table:style-name="ce1137" office:value-type="string" calcext:value-type="string">
            <text:p>Kézi nyílpuska</text:p>
          </table:table-cell>
          <table:table-cell table:style-name="ce1137" office:value-type="string" calcext:value-type="string">
            <text:p>egykeze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office:value-type="string" calcext:value-type="string">
            <text:p>S</text:p>
          </table:table-cell>
          <table:table-cell table:style-name="ce1137"/>
          <table:table-cell table:style-name="ce1162"/>
          <table:table-cell table:style-name="ce1134"/>
          <table:table-cell table:style-name="ce1162" office:value-type="string" calcext:value-type="string">
            <text:p>20m</text:p>
          </table:table-cell>
          <table:table-cell table:style-name="ce1137"/>
          <table:table-cell table:style-name="ce1137" office:value-type="float" office:value="10" calcext:value-type="float">
            <text:p>10</text:p>
          </table:table-cell>
          <table:table-cell table:style-name="ce1137" office:value-type="float" office:value="3" calcext:value-type="float">
            <text:p>3</text:p>
          </table:table-cell>
          <table:table-cell table:style-name="ce1194" office:value-type="float" office:value="9" calcext:value-type="float">
            <text:p>9</text:p>
          </table:table-cell>
          <table:table-cell table:style-name="ce1199" office:value-type="string" calcext:value-type="string">
            <text:p>lövészet</text:p>
          </table:table-cell>
          <table:table-cell table:style-name="ce1242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office:value-type="string" calcext:value-type="string">
            <text:p>S</text:p>
          </table:table-cell>
          <table:table-cell table:style-name="ce1176" office:value-type="float" office:value="10" calcext:value-type="float">
            <text:p>1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50m</text:p>
          </table:table-cell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95" office:value-type="float" office:value="12" calcext:value-type="float">
            <text:p>12</text:p>
          </table:table-cell>
          <table:table-cell table:style-name="ce1199" office:value-type="string" calcext:value-type="string">
            <text:p>lövészet</text:p>
          </table:table-cell>
          <table:table-cell table:style-name="ce12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Nehéz 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string" calcext:value-type="string">
            <text:p>S</text:p>
          </table:table-cell>
          <table:table-cell table:style-name="ce1176" office:value-type="float" office:value="10" calcext:value-type="float">
            <text:p>1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80m</text:p>
          </table:table-cell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95" office:value-type="float" office:value="15" calcext:value-type="float">
            <text:p>15</text:p>
          </table:table-cell>
          <table:table-cell table:style-name="ce1199" office:value-type="string" calcext:value-type="string">
            <text:p>lövészet</text:p>
          </table:table-cell>
          <table:table-cell table:style-name="ce124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Shadoni páncéltörő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20" calcext:value-type="float">
            <text:p>20</text:p>
          </table:table-cell>
          <table:table-cell table:style-name="ce1138" office:value-type="string" calcext:value-type="string">
            <text:p>Z</text:p>
          </table:table-cell>
          <table:table-cell table:style-name="ce1176" office:value-type="float" office:value="20" calcext:value-type="float">
            <text:p>2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120m</text:p>
          </table:table-cell>
          <table:table-cell table:style-name="ce1138"/>
          <table:table-cell table:number-columns-repeated="2" table:style-name="ce1138" office:value-type="float" office:value="4" calcext:value-type="float">
            <text:p>4</text:p>
          </table:table-cell>
          <table:table-cell table:style-name="ce1195" office:value-type="float" office:value="21" calcext:value-type="float">
            <text:p>21</text:p>
          </table:table-cell>
          <table:table-cell table:style-name="ce1199" office:value-type="string" calcext:value-type="string">
            <text:p>lövészet</text:p>
          </table:table-cell>
          <table:table-cell table:style-name="ce12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harei nyílpuska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3" calcext:value-type="float">
            <text:p>3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float" office:value="0" calcext:value-type="float">
            <text:p>0</text:p>
          </table:table-cell>
          <table:table-cell table:style-name="ce1163"/>
          <table:table-cell table:style-name="ce1134"/>
          <table:table-cell table:style-name="ce1163" office:value-type="string" calcext:value-type="string">
            <text:p>50m</text:p>
          </table:table-cell>
          <table:table-cell table:style-name="ce1138"/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4" calcext:value-type="float">
            <text:p>4</text:p>
          </table:table-cell>
          <table:table-cell table:style-name="ce1195" office:value-type="float" office:value="5" calcext:value-type="float">
            <text:p>5</text:p>
          </table:table-cell>
          <table:table-cell table:style-name="ce1199" office:value-type="string" calcext:value-type="string">
            <text:p>lövészet</text:p>
          </table:table-cell>
          <table:table-cell table:style-name="ce124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3"/>
          <table:table-cell table:style-name="ce1140" office:value-type="string" calcext:value-type="string">
            <text:p>Aquir nyílpuska</text:p>
          </table:table-cell>
          <table:table-cell table:style-name="ce1140" office:value-type="string" calcext:value-type="string">
            <text:p>egykezes</text:p>
          </table:table-cell>
          <table:table-cell table:style-name="ce1140" office:value-type="string" calcext:value-type="string">
            <text:p>halál / +6</text:p>
          </table:table-cell>
          <table:table-cell table:style-name="ce1140" office:value-type="string" calcext:value-type="string">
            <text:p>S</text:p>
          </table:table-cell>
          <table:table-cell table:style-name="ce1140"/>
          <table:table-cell table:style-name="ce1164" table:number-columns-repeated="2"/>
          <table:table-cell table:style-name="ce1164" office:value-type="string" calcext:value-type="string">
            <text:p>50m</text:p>
          </table:table-cell>
          <table:table-cell table:style-name="ce1140"/>
          <table:table-cell table:style-name="ce1140" office:value-type="float" office:value="16" calcext:value-type="float">
            <text:p>16</text:p>
          </table:table-cell>
          <table:table-cell table:style-name="ce1140" office:value-type="float" office:value="3" calcext:value-type="float">
            <text:p>3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lövészet</text:p>
          </table:table-cell>
          <table:table-cell table:style-name="ce1246" office:value-type="string" calcext:value-type="string">
            <text:p><text:span text:style-name="T70">* Halálos hatása csak aquir kézben érvényesül</text:span></text:p>
            <text:p><text:span text:style-name="T70">** Páncéltörő</text:span></text:p>
          </table:table-cell>
          <table:table-cell table:style-name="ce1246"/>
          <table:table-cell table:style-name="ce453" table:number-columns-repeated="240"/>
        </table:table-row>
        <table:table-row table:style-name="ro1">
          <table:table-cell table:style-name="ce112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54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3" table:default-cell-style-name="ce765"/>
        <table:table-column table:style-name="co64" table:default-cell-style-name="ce1305"/>
        <table:table-column table:style-name="co65" table:default-cell-style-name="ce1305"/>
        <table:table-column table:style-name="co66" table:default-cell-style-name="ce1305"/>
        <table:table-column table:style-name="co65" table:default-cell-style-name="ce281"/>
        <table:table-column table:style-name="co67" table:default-cell-style-name="ce81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10"/>
          <table:covered-table-cell table:style-name="ce1315"/>
          <table:covered-table-cell table:style-name="ce1325"/>
          <table:covered-table-cell table:style-name="ce1333"/>
          <table:covered-table-cell table:number-columns-repeated="6" table:style-name="ce1325"/>
          <table:covered-table-cell table:number-columns-repeated="3" table:style-name="ce1379"/>
          <table:covered-table-cell table:style-name="ce1325"/>
          <table:table-cell table:style-name="ce1325" table:number-columns-repeated="238"/>
          <table:table-cell table:style-name="ce860" table:number-columns-repeated="2"/>
        </table:table-row>
        <table:table-row table:style-name="ro40">
          <table:table-cell table:style-name="ce763"/>
          <table:table-cell table:style-name="ce774"/>
          <table:table-cell table:style-name="ce1310"/>
          <table:table-cell table:style-name="ce1315"/>
          <table:table-cell table:style-name="ce1325"/>
          <table:table-cell table:style-name="ce1333"/>
          <table:table-cell table:style-name="ce1325" table:number-columns-repeated="6"/>
          <table:table-cell table:style-name="ce1379" table:number-columns-repeated="3"/>
          <table:table-cell table:style-name="ce132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26"/>
          <table:covered-table-cell table:style-name="ce806"/>
          <table:covered-table-cell table:number-columns-repeated="2" table:style-name="ce1326"/>
          <table:table-cell table:style-name="ce132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326"/>
          <table:table-cell/>
          <table:table-cell table:style-name="ce848" table:number-columns-repeated="2"/>
          <table:table-cell table:style-name="ce132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02" office:value-type="string" calcext:value-type="string">
            <text:p>Szint</text:p>
          </table:table-cell>
          <table:table-cell table:style-name="ce1302" office:value-type="string" calcext:value-type="string" table:number-columns-spanned="2" table:number-rows-spanned="1">
            <text:p>Átfogó</text:p>
          </table:table-cell>
          <table:covered-table-cell table:style-name="ce1302"/>
          <table:table-cell table:style-name="ce1302" office:value-type="string" calcext:value-type="string" table:number-columns-spanned="2" table:number-rows-spanned="1">
            <text:p>Átlagos</text:p>
          </table:table-cell>
          <table:covered-table-cell table:style-name="ce1302"/>
          <table:table-cell table:style-name="ce1302" office:value-type="string" calcext:value-type="string" table:number-columns-spanned="2" table:number-rows-spanned="1">
            <text:p>Spec.</text:p>
          </table:table-cell>
          <table:covered-table-cell/>
          <table:table-cell table:style-name="ce1326" table:number-columns-repeated="4"/>
          <table:table-cell/>
          <table:table-cell table:style-name="ce848" table:number-columns-repeated="2"/>
          <table:table-cell table:style-name="ce1326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26" table:number-columns-repeated="3"/>
          <table:table-cell/>
          <table:table-cell table:style-name="ce848" table:number-columns-repeated="2"/>
          <table:table-cell table:style-name="ce132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21T00:00:00</dc:date>
              <text:p text:style-name="P1"><text:span text:style-name="T36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05"/>
          <table:table-cell table:style-name="ce1326"/>
          <table:table-cell table:style-name="ce817" table:number-columns-repeated="239"/>
          <table:table-cell/>
        </table:table-row>
        <table:table-row table:style-name="ro26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21T00:00:00</dc:date>
              <text:p text:style-name="P1"><text:span text:style-name="T36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6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406in" draw:caption-point-x="-0.1642in" draw:caption-point-y="0.7154in">
              <dc:creator>F.B.</dc:creator>
              <dc:date>2024-03-21T00:00:00</dc:date>
              <text:p text:style-name="P1"><text:span text:style-name="T36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6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6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6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6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484in" draw:caption-point-x="-0.1642in" draw:caption-point-y="0.8437in">
              <dc:date>2024-03-21T00:00:00</dc:date>
              <text:p text:style-name="P1"><text:span text:style-name="T36">Távolsági harcnál a VÉ alapot (30) áttettük a Célzó Értékbe fix levonásként, hogy gyorsítsa a játékot. Ezért alapból mindenki </text:span><text:span text:style-name="T36"><text:line-break/></text:span><text:span text:style-name="T36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626in" draw:caption-point-x="-0.1642in" draw:caption-point-y="0.885in">
              <dc:date>2024-03-21T00:00:00</dc:date>
              <text:p text:style-name="P1"><text:span text:style-name="T36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004in" svg:y="2.3197in" draw:caption-point-x="-0.1642in" draw:caption-point-y="0.9059in">
              <dc:date>2024-03-21T00:00:00</dc:date>
              <text:p text:style-name="P1"><text:span text:style-name="T36">Ne módosítsd!</text:span></text:p>
              <text:p text:style-name="P1"><text:span text:style-name="T36">6+Ügyesség</text:span></text:p>
            </office:annotation>
            <text:p>8 HM</text:p>
          </table:table-cell>
          <table:table-cell table:style-name="Default"/>
          <table:table-cell table:style-name="ce65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339in" draw:caption-point-x="-0.1642in" draw:caption-point-y="0.9472in">
              <dc:creator>FB</dc:creator>
              <dc:date>2024-03-21T00:00:00</dc:date>
              <text:p text:style-name="P1"><text:span text:style-name="T36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906in" draw:caption-point-x="-0.1642in" draw:caption-point-y="0.9681in">
              <dc:creator>FB</dc:creator>
              <dc:date>2024-03-21T00:00:00</dc:date>
              <text:p text:style-name="P1"><text:span text:style-name="T36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56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56" office:value-type="string" calcext:value-type="string">
            <text:p>Erőbónusz</text:p>
          </table:table-cell>
          <table:table-cell table:style-name="ce1356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43" office:value-type="string" calcext:value-type="string">
            <text:p>Nincs adat string</text:p>
          </table:table-cell>
          <table:table-cell table:style-name="ce135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4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5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26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3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22" office:value-type="string" calcext:value-type="string">
            <text:p>Fok</text:p>
          </table:table-cell>
          <table:table-cell table:style-name="ce132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4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3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0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07" office:value-type="string" calcext:value-type="string">
            <text:p>VÉ</text:p>
          </table:table-cell>
          <table:table-cell table:style-name="ce130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59"/>
        <table:table-row table:style-name="ro26">
          <table:table-cell office:value-type="string" calcext:value-type="string">
            <text:p>Karakteralkotó a M* világához készült nonprofit <text:span text:style-name="T12">km100</text:span> szabályrendszerhez</text:p>
          </table:table-cell>
        </table:table-row>
        <table:table-row table:style-name="ro26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26">
          <table:table-cell table:style-name="ce1392" office:value-type="string" calcext:value-type="string">
            <text:p>Creative Commons License</text:p>
          </table:table-cell>
        </table:table-row>
        <table:table-row table:style-name="ro41">
          <table:table-cell office:value-type="string" calcext:value-type="string">
            <text:p><text:span text:style-name="T71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7:54:04.53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1T17:57:35.029000000</dc:date>
    <meta:editing-cycles>192</meta:editing-cycles>
    <meta:editing-duration>P1DT4H31M20S</meta:editing-duration>
    <meta:document-statistic meta:table-count="9" meta:cell-count="2431" meta:object-count="0"/>
    <meta:user-defined meta:name="Info 1"/>
    <meta:user-defined meta:name="Info 2"/>
    <meta:user-defined meta:name="Info 3"/>
    <meta:user-defined meta:name="Info 4"/>
  </office:meta>
</office:document-meta>
</file>